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3.896cm" style:rel-column-width="16383*"/>
    </style:style>
    <style:style style:name="Tabla1.D" style:family="table-column">
      <style:table-column-properties style:column-width="3.898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5.584cm" table:align="left" fo:keep-with-next="auto"/>
    </style:style>
    <style:style style:name="Tabla4.A" style:family="table-column">
      <style:table-column-properties style:column-width="0.9cm"/>
    </style:style>
    <style:style style:name="Tabla4.B" style:family="table-column">
      <style:table-column-properties style:column-width="13.446cm"/>
    </style:style>
    <style:style style:name="Tabla4.C" style:family="table-column">
      <style:table-column-properties style:column-width="1.23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C1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5.584cm" table:align="left" fo:keep-with-next="always"/>
    </style:style>
    <style:style style:name="Tabla3.A" style:family="table-column">
      <style:table-column-properties style:column-width="12.912cm"/>
    </style:style>
    <style:style style:name="Tabla3.B" style:family="table-column">
      <style:table-column-properties style:column-width="2.6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5.584cm" table:align="left" fo:keep-with-next="auto"/>
    </style:style>
    <style:style style:name="Tabla2.A" style:family="table-column">
      <style:table-column-properties style:column-width="5.609cm"/>
    </style:style>
    <style:style style:name="Tabla2.B" style:family="table-column">
      <style:table-column-properties style:column-width="1.995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data-style-name="N0">
      <style:table-cell-properties fo:padding="0.097cm" fo:border-left="0.05pt solid #000000" fo:border-right="0.05pt solid #000000"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2.F7" style:family="table-cell">
      <style:table-cell-properties fo:padding="0.097cm" fo:border-left="0.05pt solid #000000" fo:border-right="0.05pt solid #000000" fo:border-top="none" fo:border-bottom="0.05pt solid #000000"/>
    </style:style>
    <style:style style:name="Tabla2.F8" style:family="table-cell">
      <style:table-cell-properties fo:padding="0.097cm" fo:border-left="0.05pt solid #000000" fo:border-right="0.05pt solid #000000" fo:border-top="none" fo:border-bottom="0.05pt solid #000000"/>
    </style:style>
    <style:style style:name="Tabla5" style:family="table">
      <style:table-properties style:width="6.154cm" table:align="center" fo:keep-with-next="always"/>
    </style:style>
    <style:style style:name="Tabla5.A" style:family="table-column">
      <style:table-column-properties style:column-width="4.971cm"/>
    </style:style>
    <style:style style:name="Tabla5.B" style:family="table-column">
      <style:table-column-properties style:column-width="1.184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4" style:family="paragraph" style:parent-style-name="Standard">
      <style:paragraph-properties fo:text-align="start" style:justify-single-word="false"/>
      <style:text-properties officeooo:rsid="01903bfa" officeooo:paragraph-rsid="0192266f"/>
    </style:style>
    <style:style style:name="P5" style:family="paragraph" style:parent-style-name="Standard">
      <style:paragraph-properties fo:text-align="center" style:justify-single-word="false"/>
      <style:text-properties officeooo:rsid="01903bfa" officeooo:paragraph-rsid="0192266f"/>
    </style:style>
    <style:style style:name="P6" style:family="paragraph" style:parent-style-name="Standard">
      <style:paragraph-properties fo:text-align="justify" style:justify-single-word="false"/>
      <style:text-properties officeooo:rsid="01942c53" officeooo:paragraph-rsid="01942c53"/>
    </style:style>
    <style:style style:name="P7" style:family="paragraph" style:parent-style-name="Standard">
      <style:paragraph-properties fo:text-align="justify" style:justify-single-word="false"/>
      <style:text-properties fo:font-size="12pt" officeooo:rsid="018f211e" officeooo:paragraph-rsid="018f211e" style:font-size-asian="12pt" style:font-size-complex="12pt"/>
    </style:style>
    <style:style style:name="P8" style:family="paragraph" style:parent-style-name="Standard">
      <style:paragraph-properties fo:text-align="center" style:justify-single-word="false"/>
      <style:text-properties fo:font-size="12pt" officeooo:rsid="018f211e" officeooo:paragraph-rsid="018f211e" style:font-size-asian="12pt" style:font-size-complex="12pt"/>
    </style:style>
    <style:style style:name="P9" style:family="paragraph" style:parent-style-name="Standard">
      <style:paragraph-properties fo:text-align="center" style:justify-single-word="false"/>
      <style:text-properties fo:font-size="12pt" officeooo:rsid="01942c53" officeooo:paragraph-rsid="01942c53" style:font-size-asian="12pt" style:font-size-complex="12pt"/>
    </style:style>
    <style:style style:name="P10" style:family="paragraph" style:parent-style-name="Standard">
      <style:paragraph-properties fo:text-align="justify" style:justify-single-word="false"/>
      <style:text-properties fo:font-size="12pt" officeooo:rsid="01942c53" officeooo:paragraph-rsid="01942c53" style:font-size-asian="12pt" style:font-size-complex="12pt"/>
    </style:style>
    <style:style style:name="P11" style:family="paragraph" style:parent-style-name="Text_20_body">
      <style:paragraph-properties fo:line-height="115%" fo:text-align="justify" style:justify-single-word="false"/>
      <style:text-properties officeooo:rsid="018297d6" officeooo:paragraph-rsid="0183b9f2"/>
    </style:style>
    <style:style style:name="P12" style:family="paragraph" style:parent-style-name="Text_20_body">
      <style:paragraph-properties fo:text-align="justify" style:justify-single-word="false"/>
      <style:text-properties officeooo:rsid="0184924a" officeooo:paragraph-rsid="0184924a"/>
    </style:style>
    <style:style style:name="P13" style:family="paragraph" style:parent-style-name="Text_20_body">
      <style:paragraph-properties fo:text-align="justify" style:justify-single-word="false"/>
      <style:text-properties officeooo:rsid="0186dbc8" officeooo:paragraph-rsid="0186dbc8"/>
    </style:style>
    <style:style style:name="P14" style:family="paragraph" style:parent-style-name="Text_20_body">
      <style:paragraph-properties fo:text-align="justify" style:justify-single-word="false"/>
      <style:text-properties officeooo:rsid="018f211e" officeooo:paragraph-rsid="018f211e"/>
    </style:style>
    <style:style style:name="P15" style:family="paragraph" style:parent-style-name="Text_20_body">
      <style:text-properties officeooo:rsid="0199709a" officeooo:paragraph-rsid="0199709a"/>
    </style:style>
    <style:style style:name="P16" style:family="paragraph" style:parent-style-name="Text_20_body">
      <style:text-properties officeooo:rsid="019aa333" officeooo:paragraph-rsid="019aa333"/>
    </style:style>
    <style:style style:name="P17" style:family="paragraph" style:parent-style-name="Text_20_body">
      <style:text-properties officeooo:rsid="019e0b2c" officeooo:paragraph-rsid="019e0b2c"/>
    </style:style>
    <style:style style:name="P18" style:family="paragraph" style:parent-style-name="Text_20_body">
      <style:paragraph-properties fo:text-align="center" style:justify-single-word="false"/>
      <style:text-properties officeooo:rsid="019e0b2c" officeooo:paragraph-rsid="019e0b2c"/>
    </style:style>
    <style:style style:name="P19" style:family="paragraph" style:parent-style-name="Text_20_body">
      <style:text-properties officeooo:rsid="01a11662" officeooo:paragraph-rsid="01a11662"/>
    </style:style>
    <style:style style:name="P20" style:family="paragraph" style:parent-style-name="Text_20_body">
      <style:paragraph-properties fo:line-height="115%" fo:text-align="justify" style:justify-single-word="false"/>
      <style:text-properties fo:font-size="12pt" officeooo:rsid="018297d6" officeooo:paragraph-rsid="018297d6" style:font-size-asian="12pt" style:font-size-complex="12pt"/>
    </style:style>
    <style:style style:name="P21" style:family="paragraph" style:parent-style-name="Text_20_body">
      <style:paragraph-properties fo:text-align="justify" style:justify-single-word="false"/>
      <style:text-properties fo:font-size="12pt" officeooo:rsid="0183f262" officeooo:paragraph-rsid="0183f262" style:font-size-asian="12pt" style:font-size-complex="12pt"/>
    </style:style>
    <style:style style:name="P22" style:family="paragraph" style:parent-style-name="Text_20_body">
      <style:paragraph-properties fo:text-align="justify" style:justify-single-word="false"/>
      <style:text-properties officeooo:rsid="01a3823b" officeooo:paragraph-rsid="01a3823b"/>
    </style:style>
    <style:style style:name="P23" style:family="paragraph" style:parent-style-name="Text_20_body">
      <style:paragraph-properties fo:text-align="center" style:justify-single-word="false"/>
      <style:text-properties officeooo:rsid="01a3823b" officeooo:paragraph-rsid="01a3823b"/>
    </style:style>
    <style:style style:name="P24" style:family="paragraph" style:parent-style-name="Text_20_body">
      <style:paragraph-properties fo:line-height="115%" fo:text-align="justify" style:justify-single-word="false"/>
      <style:text-properties officeooo:rsid="01a87a3d" officeooo:paragraph-rsid="01a87a3d"/>
    </style:style>
    <style:style style:name="P25" style:family="paragraph" style:parent-style-name="Text_20_body">
      <style:paragraph-properties fo:line-height="115%" fo:text-align="justify" style:justify-single-word="false"/>
      <style:text-properties officeooo:rsid="01adf8e7" officeooo:paragraph-rsid="01adf8e7"/>
    </style:style>
    <style:style style:name="P26" style:family="paragraph" style:parent-style-name="Text_20_body">
      <style:paragraph-properties fo:line-height="115%" fo:text-align="justify" style:justify-single-word="false"/>
      <style:text-properties officeooo:rsid="01afef0e" officeooo:paragraph-rsid="01afef0e"/>
    </style:style>
    <style:style style:name="P27" style:family="paragraph" style:parent-style-name="Table_20_Contents">
      <style:paragraph-properties fo:text-align="justify" style:justify-single-word="false"/>
      <style:text-properties officeooo:rsid="0188c3df" officeooo:paragraph-rsid="0188c3df"/>
    </style:style>
    <style:style style:name="P28" style:family="paragraph" style:parent-style-name="Table_20_Contents">
      <style:paragraph-properties fo:text-align="center" style:justify-single-word="false"/>
      <style:text-properties fo:font-weight="bold" officeooo:rsid="0188c3df" officeooo:paragraph-rsid="0188c3df" style:font-weight-asian="bold" style:font-weight-complex="bold"/>
    </style:style>
    <style:style style:name="P29" style:family="paragraph" style:parent-style-name="Table_20_Contents">
      <style:paragraph-properties fo:text-align="center" style:justify-single-word="false"/>
      <style:text-properties fo:font-weight="bold" officeooo:rsid="018ababa" officeooo:paragraph-rsid="018ababa" style:font-weight-asian="bold" style:font-weight-complex="bold"/>
    </style:style>
    <style:style style:name="P30" style:family="paragraph" style:parent-style-name="Table_20_Contents">
      <style:paragraph-properties fo:text-align="center" style:justify-single-word="false"/>
      <style:text-properties fo:font-weight="bold" officeooo:rsid="01ac17df" officeooo:paragraph-rsid="018f211e" style:font-weight-asian="bold" style:font-weight-complex="bold"/>
    </style:style>
    <style:style style:name="P31" style:family="paragraph" style:parent-style-name="Table_20_Contents">
      <style:paragraph-properties fo:text-align="center" style:justify-single-word="false"/>
      <style:text-properties fo:font-weight="bold" officeooo:rsid="01ad9d00" officeooo:paragraph-rsid="018f211e" style:font-weight-asian="bold" style:font-weight-complex="bold"/>
    </style:style>
    <style:style style:name="P32" style:family="paragraph" style:parent-style-name="Table_20_Contents">
      <style:paragraph-properties fo:text-align="center" style:justify-single-word="false"/>
      <style:text-properties fo:font-weight="bold" officeooo:paragraph-rsid="018f211e" style:font-weight-asian="bold" style:font-weight-complex="bold"/>
    </style:style>
    <style:style style:name="P33" style:family="paragraph" style:parent-style-name="Table_20_Contents">
      <style:paragraph-properties fo:text-align="center" style:justify-single-word="false"/>
      <style:text-properties fo:font-weight="bold" officeooo:rsid="018f211e" officeooo:paragraph-rsid="018f211e" style:font-weight-asian="bold" style:font-weight-complex="bold"/>
    </style:style>
    <style:style style:name="P34" style:family="paragraph" style:parent-style-name="Table_20_Contents">
      <style:text-properties fo:font-weight="bold" officeooo:rsid="019c14e1" officeooo:paragraph-rsid="019c14e1" style:font-weight-asian="bold" style:font-weight-complex="bold"/>
    </style:style>
    <style:style style:name="P35" style:family="paragraph" style:parent-style-name="Table_20_Contents">
      <style:paragraph-properties fo:text-align="center" style:justify-single-word="false"/>
      <style:text-properties fo:font-weight="bold" officeooo:rsid="019dca7b" officeooo:paragraph-rsid="019dca7b" style:font-weight-asian="bold" style:font-weight-complex="bold"/>
    </style:style>
    <style:style style:name="P36" style:family="paragraph" style:parent-style-name="Table_20_Contents">
      <style:paragraph-properties fo:text-align="center" style:justify-single-word="false"/>
      <style:text-properties fo:font-weight="bold" officeooo:rsid="019fca65" officeooo:paragraph-rsid="019fca65" style:font-weight-asian="bold" style:font-weight-complex="bold"/>
    </style:style>
    <style:style style:name="P37" style:family="paragraph" style:parent-style-name="Table_20_Contents">
      <style:paragraph-properties fo:text-align="center" style:justify-single-word="false"/>
      <style:text-properties fo:font-weight="bold" officeooo:rsid="01a457e5" officeooo:paragraph-rsid="01a457e5" style:font-weight-asian="bold" style:font-weight-complex="bold"/>
    </style:style>
    <style:style style:name="P38" style:family="paragraph" style:parent-style-name="Table_20_Contents">
      <style:paragraph-properties fo:text-align="justify" style:justify-single-word="false"/>
      <style:text-properties fo:font-weight="bold" officeooo:rsid="01a457e5" officeooo:paragraph-rsid="01a457e5" style:font-weight-asian="bold" style:font-weight-complex="bold"/>
    </style:style>
    <style:style style:name="P39" style:family="paragraph" style:parent-style-name="Table_20_Contents">
      <style:paragraph-properties fo:text-align="center" style:justify-single-word="false"/>
      <style:text-properties officeooo:rsid="018ababa" officeooo:paragraph-rsid="018ababa"/>
    </style:style>
    <style:style style:name="P40" style:family="paragraph" style:parent-style-name="Table_20_Contents">
      <style:text-properties officeooo:rsid="01ac17df" officeooo:paragraph-rsid="018f211e"/>
    </style:style>
    <style:style style:name="P41" style:family="paragraph" style:parent-style-name="Table_20_Contents">
      <style:paragraph-properties fo:text-align="center" style:justify-single-word="false"/>
      <style:text-properties officeooo:rsid="01ae763c" officeooo:paragraph-rsid="018f211e"/>
    </style:style>
    <style:style style:name="P42" style:family="paragraph" style:parent-style-name="Table_20_Contents">
      <style:text-properties officeooo:rsid="01ad9d00" officeooo:paragraph-rsid="018f211e"/>
    </style:style>
    <style:style style:name="P43" style:family="paragraph" style:parent-style-name="Table_20_Contents">
      <style:paragraph-properties fo:text-align="center" style:justify-single-word="false"/>
      <style:text-properties officeooo:rsid="01af4884" officeooo:paragraph-rsid="018f211e"/>
    </style:style>
    <style:style style:name="P44" style:family="paragraph" style:parent-style-name="Table_20_Contents">
      <style:paragraph-properties fo:text-align="center" style:justify-single-word="false"/>
      <style:text-properties officeooo:rsid="01ceac7f" officeooo:paragraph-rsid="018f211e"/>
    </style:style>
    <style:style style:name="P45" style:family="paragraph" style:parent-style-name="Table_20_Contents">
      <style:paragraph-properties fo:text-align="center" style:justify-single-word="false"/>
      <style:text-properties officeooo:rsid="018f211e" officeooo:paragraph-rsid="018f211e"/>
    </style:style>
    <style:style style:name="P46" style:family="paragraph" style:parent-style-name="Table_20_Contents">
      <style:text-properties officeooo:rsid="019c14e1" officeooo:paragraph-rsid="019c14e1"/>
    </style:style>
    <style:style style:name="P47" style:family="paragraph" style:parent-style-name="Table_20_Contents">
      <style:paragraph-properties fo:text-align="center" style:justify-single-word="false"/>
      <style:text-properties officeooo:rsid="019c14e1"/>
    </style:style>
    <style:style style:name="P48" style:family="paragraph" style:parent-style-name="Table_20_Contents">
      <style:paragraph-properties fo:text-align="center" style:justify-single-word="false"/>
      <style:text-properties officeooo:rsid="019c14e1" officeooo:paragraph-rsid="019c14e1"/>
    </style:style>
    <style:style style:name="P49" style:family="paragraph" style:parent-style-name="Table_20_Contents">
      <style:paragraph-properties fo:text-align="center" style:justify-single-word="false"/>
      <style:text-properties officeooo:rsid="019dca7b"/>
    </style:style>
    <style:style style:name="P50" style:family="paragraph" style:parent-style-name="Table_20_Contents">
      <style:paragraph-properties fo:text-align="center" style:justify-single-word="false"/>
      <style:text-properties officeooo:rsid="019dca7b" officeooo:paragraph-rsid="019dca7b"/>
    </style:style>
    <style:style style:name="P51" style:family="paragraph" style:parent-style-name="Table_20_Contents">
      <style:text-properties officeooo:rsid="019fca65" officeooo:paragraph-rsid="019fca65"/>
    </style:style>
    <style:style style:name="P52" style:family="paragraph" style:parent-style-name="Table_20_Contents">
      <style:paragraph-properties fo:text-align="center" style:justify-single-word="false"/>
      <style:text-properties officeooo:rsid="019fca65" officeooo:paragraph-rsid="019fca65"/>
    </style:style>
    <style:style style:name="P53" style:family="paragraph" style:parent-style-name="Table_20_Contents">
      <style:paragraph-properties fo:text-align="justify" style:justify-single-word="false"/>
      <style:text-properties officeooo:rsid="01a457e5" officeooo:paragraph-rsid="01a457e5"/>
    </style:style>
    <style:style style:name="P54" style:family="paragraph" style:parent-style-name="Table_20_Contents">
      <style:paragraph-properties fo:text-align="center" style:justify-single-word="false"/>
      <style:text-properties officeooo:rsid="01a457e5" officeooo:paragraph-rsid="01a457e5"/>
    </style:style>
    <style:style style:name="P55" style:family="paragraph" style:parent-style-name="Table">
      <style:paragraph-properties fo:margin-top="0cm" fo:margin-bottom="0.21cm" loext:contextual-spacing="false" fo:text-align="center" style:justify-single-word="false"/>
    </style:style>
    <style:style style:name="P56" style:family="paragraph" style:parent-style-name="Table">
      <style:paragraph-properties fo:margin-top="0cm" fo:margin-bottom="0.21cm" loext:contextual-spacing="false" fo:text-align="center" style:justify-single-word="false"/>
      <style:text-properties officeooo:rsid="018c8cb5" officeooo:paragraph-rsid="018c8cb5"/>
    </style:style>
    <style:style style:name="P57" style:family="paragraph" style:parent-style-name="Table">
      <style:paragraph-properties fo:margin-top="0cm" fo:margin-bottom="0.21cm" loext:contextual-spacing="false" fo:text-align="center" style:justify-single-word="false"/>
      <style:text-properties officeooo:rsid="018f211e" officeooo:paragraph-rsid="018f211e"/>
    </style:style>
    <style:style style:name="P58" style:family="paragraph" style:parent-style-name="Table">
      <style:paragraph-properties fo:margin-top="0cm" fo:margin-bottom="0.21cm" loext:contextual-spacing="false" fo:text-align="center" style:justify-single-word="false"/>
      <style:text-properties officeooo:rsid="019e0b2c" officeooo:paragraph-rsid="019e0b2c"/>
    </style:style>
    <style:style style:name="P59" style:family="paragraph" style:parent-style-name="Table">
      <style:paragraph-properties fo:margin-top="0cm" fo:margin-bottom="0.21cm" loext:contextual-spacing="false" fo:text-align="center" style:justify-single-word="false"/>
      <style:text-properties officeooo:rsid="019fca65" officeooo:paragraph-rsid="019fca65"/>
    </style:style>
    <style:style style:name="P60" style:family="paragraph" style:parent-style-name="Table">
      <style:paragraph-properties fo:margin-top="0cm" fo:margin-bottom="0.21cm" loext:contextual-spacing="false" fo:text-align="center" style:justify-single-word="false"/>
      <style:text-properties officeooo:rsid="01a457e5" officeooo:paragraph-rsid="01a457e5"/>
    </style:style>
    <style:style style:name="P61"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62"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63"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457e5" officeooo:paragraph-rsid="01a457e5"/>
    </style:style>
    <style:style style:name="P64"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1a457e5" officeooo:paragraph-rsid="01a457e5"/>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1a457e5" officeooo:paragraph-rsid="01a457e5"/>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normal" officeooo:rsid="01a457e5" officeooo:paragraph-rsid="01a457e5" style:font-weight-asian="normal" style:font-weight-complex="normal"/>
    </style:style>
    <style:style style:name="P67" style:family="paragraph" style:parent-style-name="Text_20_body" style:master-page-name="">
      <loext:graphic-properties draw:fill="none"/>
      <style:paragraph-properties fo:margin-left="3.099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68" style:family="paragraph" style:parent-style-name="Text_20_body">
      <loext:graphic-properties draw:fill="none"/>
      <style:paragraph-properties fo:margin-left="3.099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69"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70"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56edd" officeooo:paragraph-rsid="01a56edd" style:font-weight-asian="normal" style:font-weight-complex="normal"/>
    </style:style>
    <style:style style:name="P71" style:family="paragraph" style:parent-style-name="Standard">
      <style:paragraph-properties fo:text-align="justify" style:justify-single-word="false"/>
      <style:text-properties officeooo:paragraph-rsid="01be9915"/>
    </style:style>
    <style:style style:name="P72" style:family="paragraph" style:parent-style-name="Standard">
      <style:paragraph-properties fo:line-height="115%" fo:text-align="justify" style:justify-single-word="false" style:text-autospace="none"/>
      <style:text-properties style:text-underline-style="solid" style:text-underline-width="auto" style:text-underline-color="font-color" officeooo:rsid="01af02de" officeooo:paragraph-rsid="01c05b1d"/>
    </style:style>
    <style:style style:name="P73" style:family="paragraph" style:parent-style-name="Standard">
      <style:paragraph-properties style:text-autospace="none"/>
      <style:text-properties style:text-underline-style="solid" style:text-underline-width="auto" style:text-underline-color="font-color" officeooo:paragraph-rsid="01c05b1d"/>
    </style:style>
    <style:style style:name="P74" style:family="paragraph" style:parent-style-name="Standard">
      <style:paragraph-properties style:text-autospace="none"/>
      <style:text-properties officeooo:paragraph-rsid="01c05b1d" style:font-size-complex="11pt"/>
    </style:style>
    <style:style style:name="P75" style:family="paragraph" style:parent-style-name="Standard">
      <style:paragraph-properties style:text-autospace="none"/>
      <style:text-properties fo:language="en" fo:country="GB" officeooo:paragraph-rsid="01c05b1d" style:font-size-complex="11pt"/>
    </style:style>
    <style:style style:name="P76" style:family="paragraph" style:parent-style-name="Standard">
      <style:paragraph-properties style:text-autospace="none"/>
      <style:text-properties officeooo:paragraph-rsid="01c05b1d"/>
    </style:style>
    <style:style style:name="P77" style:family="paragraph" style:parent-style-name="Text_20_body" style:list-style-name="L1">
      <style:paragraph-properties fo:text-align="justify" style:justify-single-word="false"/>
      <style:text-properties fo:font-size="12pt" officeooo:rsid="0184cb05" officeooo:paragraph-rsid="0184cb05" style:font-size-asian="12pt" style:font-size-complex="12pt"/>
    </style:style>
    <style:style style:name="P78" style:family="paragraph" style:parent-style-name="Text_20_body" style:list-style-name="L1">
      <style:paragraph-properties fo:text-align="justify" style:justify-single-word="false"/>
      <style:text-properties fo:font-size="12pt" officeooo:rsid="018509f2" officeooo:paragraph-rsid="018509f2" style:font-size-asian="12pt" style:font-size-complex="12pt"/>
    </style:style>
    <style:style style:name="P79" style:family="paragraph" style:parent-style-name="Text_20_body">
      <style:paragraph-properties fo:line-height="115%" fo:text-align="justify" style:justify-single-word="false"/>
      <style:text-properties fo:font-size="12pt" officeooo:rsid="01a87a3d" officeooo:paragraph-rsid="01a87a3d" style:font-size-asian="12pt" style:font-size-complex="12pt"/>
    </style:style>
    <style:style style:name="P80" style:family="paragraph" style:parent-style-name="Text_20_body">
      <style:paragraph-properties fo:line-height="115%" fo:text-align="justify" style:justify-single-word="false"/>
      <style:text-properties fo:font-size="12pt" officeooo:rsid="01a87a3d" officeooo:paragraph-rsid="01b2ba5a" style:font-size-asian="12pt" style:font-size-complex="12pt"/>
    </style:style>
    <style:style style:name="P81" style:family="paragraph" style:parent-style-name="Text_20_body">
      <style:text-properties fo:font-size="12pt" officeooo:rsid="01adf8e7" style:font-size-asian="12pt" style:font-size-complex="12pt"/>
    </style:style>
    <style:style style:name="P82" style:family="paragraph" style:parent-style-name="Text_20_body">
      <style:paragraph-properties fo:line-height="115%" fo:text-align="justify" style:justify-single-word="false"/>
      <style:text-properties fo:font-size="12pt" officeooo:rsid="01adf8e7" officeooo:paragraph-rsid="01adf8e7" style:font-size-asian="12pt" style:font-size-complex="12pt"/>
    </style:style>
    <style:style style:name="P83" style:family="paragraph" style:parent-style-name="Text_20_body">
      <style:paragraph-properties fo:line-height="115%" fo:text-align="justify" style:justify-single-word="false"/>
      <style:text-properties fo:font-size="12pt" officeooo:rsid="01adf8e7" officeooo:paragraph-rsid="01b435f5" style:font-size-asian="12pt" style:font-size-complex="12pt"/>
    </style:style>
    <style:style style:name="P84" style:family="paragraph" style:parent-style-name="Text_20_body">
      <style:paragraph-properties fo:line-height="115%" fo:text-align="justify" style:justify-single-word="false"/>
      <style:text-properties fo:font-size="12pt" officeooo:rsid="01adf8e7" officeooo:paragraph-rsid="01b6ab7f" style:font-size-asian="12pt" style:font-size-complex="12pt"/>
    </style:style>
    <style:style style:name="P85" style:family="paragraph" style:parent-style-name="Text_20_body">
      <style:paragraph-properties fo:line-height="115%" fo:text-align="justify" style:justify-single-word="false"/>
      <style:text-properties fo:font-size="12pt" officeooo:rsid="01af02de" officeooo:paragraph-rsid="01af02de" style:font-size-asian="12pt" style:font-size-complex="12pt"/>
    </style:style>
    <style:style style:name="P86" style:family="paragraph" style:parent-style-name="Text_20_body">
      <style:paragraph-properties fo:line-height="115%" fo:text-align="justify" style:justify-single-word="false"/>
      <style:text-properties fo:font-size="12pt" officeooo:rsid="01afef0e" officeooo:paragraph-rsid="01afef0e" style:font-size-asian="12pt" style:font-size-complex="12pt"/>
    </style:style>
    <style:style style:name="P87" style:family="paragraph" style:parent-style-name="Text_20_body" style:list-style-name="L4">
      <style:paragraph-properties fo:line-height="115%" fo:text-align="justify" style:justify-single-word="false"/>
      <style:text-properties fo:font-size="12pt" officeooo:rsid="01afef0e" officeooo:paragraph-rsid="01be3fa8" style:font-size-asian="12pt" style:font-size-complex="12pt"/>
    </style:style>
    <style:style style:name="P88" style:family="paragraph" style:parent-style-name="Text_20_body">
      <style:paragraph-properties fo:line-height="115%" fo:text-align="justify" style:justify-single-word="false"/>
      <style:text-properties fo:font-size="12pt" officeooo:rsid="01afef0e" officeooo:paragraph-rsid="01be3fa8" style:font-size-asian="12pt" style:font-size-complex="12pt"/>
    </style:style>
    <style:style style:name="P89" style:family="paragraph" style:parent-style-name="Text_20_body">
      <style:paragraph-properties fo:line-height="115%" fo:text-align="justify" style:justify-single-word="false"/>
      <style:text-properties fo:font-size="12pt" officeooo:rsid="01b56587" officeooo:paragraph-rsid="01b56587" style:font-size-asian="12pt" style:font-size-complex="12pt"/>
    </style:style>
    <style:style style:name="P90" style:family="paragraph" style:parent-style-name="Text_20_body">
      <style:paragraph-properties fo:line-height="115%" fo:text-align="justify" style:justify-single-word="false"/>
      <style:text-properties fo:font-size="12pt" officeooo:rsid="01b56587" officeooo:paragraph-rsid="01b6ab7f" style:font-size-asian="12pt" style:font-size-complex="12pt"/>
    </style:style>
    <style:style style:name="P91" style:family="paragraph" style:parent-style-name="Text_20_body" style:list-style-name="L1">
      <style:paragraph-properties fo:text-align="justify" style:justify-single-word="false"/>
      <style:text-properties officeooo:rsid="0184cb05" officeooo:paragraph-rsid="0184cb05"/>
    </style:style>
    <style:style style:name="P92" style:family="paragraph" style:parent-style-name="Text_20_body" style:list-style-name="L1">
      <style:paragraph-properties fo:text-align="justify" style:justify-single-word="false"/>
      <style:text-properties officeooo:rsid="018509f2" officeooo:paragraph-rsid="018509f2"/>
    </style:style>
    <style:style style:name="P93" style:family="paragraph" style:parent-style-name="Text_20_body" style:list-style-name="L4">
      <style:paragraph-properties fo:line-height="115%" fo:text-align="justify" style:justify-single-word="false"/>
      <style:text-properties officeooo:rsid="01afef0e" officeooo:paragraph-rsid="01afef0e"/>
    </style:style>
    <style:style style:name="P94" style:family="paragraph" style:parent-style-name="Text_20_body" style:list-style-name="L4">
      <style:paragraph-properties fo:line-height="115%" fo:text-align="justify" style:justify-single-word="false"/>
      <style:text-properties officeooo:rsid="01afef0e" officeooo:paragraph-rsid="01be3fa8"/>
    </style:style>
    <style:style style:name="P95" style:family="paragraph" style:parent-style-name="Text_20_body">
      <style:paragraph-properties fo:line-height="115%" fo:text-align="justify" style:justify-single-word="false"/>
      <style:text-properties officeooo:rsid="01afef0e" officeooo:paragraph-rsid="01be3fa8"/>
    </style:style>
    <style:style style:name="P96" style:family="paragraph" style:parent-style-name="Text_20_body">
      <style:text-properties officeooo:paragraph-rsid="01b6ab7f"/>
    </style:style>
    <style:style style:name="P97" style:family="paragraph" style:parent-style-name="Text_20_body">
      <style:paragraph-properties fo:line-height="115%" fo:text-align="justify" style:justify-single-word="false"/>
      <style:text-properties officeooo:rsid="01adf8e7" officeooo:paragraph-rsid="01adf8e7"/>
    </style:style>
    <style:style style:name="P98" style:family="paragraph" style:parent-style-name="Text_20_body">
      <style:paragraph-properties fo:line-height="115%" fo:text-align="justify" style:justify-single-word="false"/>
      <style:text-properties officeooo:rsid="01af02de" officeooo:paragraph-rsid="01af02de"/>
    </style:style>
    <style:style style:name="P99" style:family="paragraph" style:parent-style-name="Text_20_body">
      <style:text-properties officeooo:rsid="01be9915" officeooo:paragraph-rsid="01be9915"/>
    </style:style>
    <style:style style:name="P100"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101"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68ba" officeooo:paragraph-rsid="017d68ba" style:font-size-asian="12pt" style:font-size-complex="12pt"/>
    </style:style>
    <style:style style:name="P102" style:family="paragraph" style:parent-style-name="Heading_20_2">
      <style:paragraph-properties fo:line-height="115%" fo:text-align="justify" style:justify-single-word="false"/>
      <style:text-properties fo:font-size="12pt" style:font-size-asian="12pt" style:font-size-complex="12pt"/>
    </style:style>
    <style:style style:name="P103"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104" style:family="paragraph" style:parent-style-name="Heading_20_3">
      <style:paragraph-properties fo:text-align="justify" style:justify-single-word="false"/>
    </style:style>
    <style:style style:name="P105" style:family="paragraph" style:parent-style-name="Heading_20_3">
      <style:text-properties officeooo:rsid="01a3823b" officeooo:paragraph-rsid="01a3823b"/>
    </style:style>
    <style:style style:name="P106" style:family="paragraph" style:parent-style-name="Footnote">
      <style:text-properties fo:language="en" fo:country="GB"/>
    </style:style>
    <style:style style:name="T1" style:family="text">
      <style:text-properties fo:font-weight="bold" style:font-weight-asian="bold" style:font-weight-complex="bold"/>
    </style:style>
    <style:style style:name="T2" style:family="text">
      <style:text-properties style:font-name="Times New Roman" fo:font-size="12pt" officeooo:rsid="0192febe"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182e5d6" style:font-size-asian="12pt" style:font-size-complex="12pt"/>
    </style:style>
    <style:style style:name="T5" style:family="text">
      <style:text-properties fo:font-size="12pt" officeooo:rsid="0183b9f2" style:font-size-asian="12pt" style:font-size-complex="12pt"/>
    </style:style>
    <style:style style:name="T6" style:family="text">
      <style:text-properties fo:font-size="12pt" officeooo:rsid="0184cb05" style:font-size-asian="12pt" style:font-size-complex="12pt"/>
    </style:style>
    <style:style style:name="T7" style:family="text">
      <style:text-properties fo:font-size="12pt" officeooo:rsid="018509f2" style:font-size-asian="12pt" style:font-size-complex="12pt"/>
    </style:style>
    <style:style style:name="T8" style:family="text">
      <style:text-properties fo:font-size="12pt" officeooo:rsid="0185f6a8" style:font-size-asian="12pt" style:font-size-complex="12pt"/>
    </style:style>
    <style:style style:name="T9" style:family="text">
      <style:text-properties fo:font-size="12pt" officeooo:rsid="0188c3df" style:font-size-asian="12pt" style:font-size-complex="12pt"/>
    </style:style>
    <style:style style:name="T10" style:family="text">
      <style:text-properties fo:font-size="12pt" officeooo:rsid="0192266f" style:font-size-asian="12pt" style:font-size-complex="12pt"/>
    </style:style>
    <style:style style:name="T11" style:family="text">
      <style:text-properties fo:font-size="12pt" officeooo:rsid="0192febe" style:font-size-asian="12pt" style:font-size-complex="12pt"/>
    </style:style>
    <style:style style:name="T12" style:family="text">
      <style:text-properties fo:font-size="12pt" officeooo:rsid="01adc9a8" style:font-size-asian="12pt" style:font-size-complex="12pt"/>
    </style:style>
    <style:style style:name="T13" style:family="text">
      <style:text-properties fo:font-size="12pt" officeooo:rsid="01b6ab7f" style:font-size-asian="12pt" style:font-size-complex="12pt"/>
    </style:style>
    <style:style style:name="T14" style:family="text">
      <style:text-properties fo:font-size="12pt" officeooo:rsid="01be9915" style:font-size-asian="12pt" style:font-size-complex="12pt"/>
    </style:style>
    <style:style style:name="T15" style:family="text">
      <style:text-properties officeooo:rsid="017d68ba"/>
    </style:style>
    <style:style style:name="T16" style:family="text">
      <style:text-properties officeooo:rsid="017e0dfc"/>
    </style:style>
    <style:style style:name="T17" style:family="text">
      <style:text-properties officeooo:rsid="017f191c"/>
    </style:style>
    <style:style style:name="T18" style:family="text">
      <style:text-properties officeooo:rsid="018df809"/>
    </style:style>
    <style:style style:name="T19" style:family="text">
      <style:text-properties officeooo:rsid="01ad9d00"/>
    </style:style>
    <style:style style:name="T20" style:family="text">
      <style:text-properties officeooo:rsid="01b0e075"/>
    </style:style>
    <style:style style:name="T21" style:family="text">
      <style:text-properties style:font-name="DejaVu Sans Condensed" fo:font-size="12pt" officeooo:rsid="0192febe" style:font-size-asian="12pt" style:font-size-complex="12pt"/>
    </style:style>
    <style:style style:name="T22" style:family="text">
      <style:text-properties officeooo:rsid="0199f13c"/>
    </style:style>
    <style:style style:name="T23" style:family="text">
      <style:text-properties officeooo:rsid="019e0b2c"/>
    </style:style>
    <style:style style:name="T24" style:family="text">
      <style:text-properties officeooo:rsid="01a3823b"/>
    </style:style>
    <style:style style:name="T25" style:family="text">
      <style:text-properties officeooo:rsid="01aad83d"/>
    </style:style>
    <style:style style:name="T26" style:family="text">
      <style:text-properties style:text-underline-style="solid" style:text-underline-width="auto" style:text-underline-color="font-color"/>
    </style:style>
    <style:style style:name="T27" style:family="text">
      <style:text-properties officeooo:rsid="01ac04c9"/>
    </style:style>
    <style:style style:name="T28" style:family="text">
      <style:text-properties style:text-underline-style="none" officeooo:rsid="01ac04c9"/>
    </style:style>
    <style:style style:name="T29" style:family="text">
      <style:text-properties officeooo:rsid="01ad6eef"/>
    </style:style>
    <style:style style:name="T30" style:family="text">
      <style:text-properties officeooo:rsid="01b11cb7"/>
    </style:style>
    <style:style style:name="T31" style:family="text">
      <style:text-properties officeooo:rsid="01b435f5"/>
    </style:style>
    <style:style style:name="T32" style:family="text">
      <style:text-properties officeooo:rsid="01b6ab7f"/>
    </style:style>
    <style:style style:name="T33" style:family="text">
      <style:text-properties officeooo:rsid="01ba7c2f"/>
    </style:style>
    <style:style style:name="T34" style:family="text">
      <style:text-properties style:font-size-complex="11pt"/>
    </style:style>
    <style:style style:name="T35" style:family="text">
      <style:text-properties fo:font-style="italic" style:font-style-asian="italic" style:font-size-complex="11pt" style:font-style-complex="italic"/>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3">CAP<text:span text:style-name="T17">Í</text:span>TULO I<text:span text:style-name="T15">V</text:span></text:p>
      <text:h text:style-name="P101" text:outline-level="1"><text:bookmark-start text:name="__RefHeading___Toc2496_487598608"/>CALIDAD <text:s/>Y SEGURIDAD<text:bookmark-end text:name="__RefHeading___Toc2496_487598608"/></text:h>
      <text:h text:style-name="P103" text:outline-level="2"><text:bookmark-start text:name="__RefHeading___Toc2498_487598608"/>INTRODUCCIÓN<text:bookmark-end text:name="__RefHeading___Toc2498_487598608"/></text:h>
      <text:p text:style-name="P2">El objetivo del presente cap<text:span text:style-name="T17">í</text:span>tulo es <text:span text:style-name="T16">observar el valor técnico del producto desarrollado, de esta forma evaluar la calidad del producto haciendo uso del estándar ISO 9126.</text:span></text:p>
      <text:h text:style-name="P102" text:outline-level="2">CALIDAD DE SOFTWARE</text:h>
      <text:p text:style-name="P20">La calidad del software es una preocupación a la que se dedican muchos esfuerzos, todo proyecto tiene como objetivo producir software de calidad, que cumpla, y si puede supere las expectativas de los usuarios.</text:p>
      <text:p text:style-name="P11"><text:span text:style-name="T3">El software evoluciona a través de actualizaciones a medida que se corrigen los errores mejora</text:span><text:span text:style-name="T4">ndo</text:span><text:span text:style-name="T3"> el funcionamiento </text:span><text:span text:style-name="T4">del mismo, existen varias métricas de medición que permiten medir la calidad del software, uno de ellos es la norma ISO (International Standart Organization).</text:span></text:p>
      <text:p text:style-name="P11"><text:span text:style-name="T5">Para el proyecto se toma en cuenta la norma ISO 9126 que toma en cuenta los siguientes aspectos: funcionalidad, fiabilidad, usabilidad y mantenibilidad.</text:span><text:span text:style-name="T4"> </text:span></text:p>
      <text:h text:style-name="P104" text:outline-level="3"><text:span text:style-name="T4">F</text:span><text:span text:style-name="T3">uncionalidad</text:span></text:h>
      <text:p text:style-name="P21">Es un conjunto de atributos que se relacionan con la existencia de un conjunto de funciones y sus propiedades específicas. Las funciones son aquellas que satisfacen las necesidades implícitas o explícitas. </text:p>
      <text:p text:style-name="P12"><text:span text:style-name="T3">La métricas del software orientadas a la función, utilizan una medida de la funcionalidad </text:span><text:span text:style-name="T6">entregada por la aplicación como valor de normalización, estas serán obtenidas a partir de las entradas, consultas e interfaces externas que proporciona el sistema para la satisfacción de los requerimientos.</text:span></text:p>
      <text:list xml:id="list4369538648243397948" text:style-name="L1">
        <text:list-item>
          <text:p text:style-name="P77">Entradas de usuario: son cada una de las entradas de datos que proporciona el usuario al software.</text:p>
        </text:list-item>
        <text:list-item>
          <text:p text:style-name="P91"><text:span text:style-name="T3">Salidas de usuario: son </text:span><text:span text:style-name="T7">cada una de las salidas de datos que proporciona el usuario.</text:span></text:p>
        </text:list-item>
        <text:list-item>
          <text:p text:style-name="P78">Peticiones de usuario: son combinaciones únicas existente entre entrada y salida, donde una entrada genera una salida.</text:p>
        </text:list-item>
        <text:list-item>
          <text:p text:style-name="P78">Archivos: son tablas y archivos.</text:p>
        </text:list-item>
        <text:list-item>
          <text:p text:style-name="P92"><text:soft-page-break/><text:span text:style-name="T3">Interfaces externas: son el número de interfaces, </text:span><text:span text:style-name="T8">copias de seguridad y transmisión de información.</text:span></text:p>
        </text:list-item>
      </text:list>
      <text:p text:style-name="P13"><text:span text:style-name="T8">A </text:span><text:span text:style-name="T3">continuación de muestra</text:span><text:span text:style-name="T9">n</text:span><text:span text:style-name="T3"> las cinco características con </text:span><text:span text:style-name="T9">un </text:span><text:span text:style-name="T3">factor de </text:span><text:span text:style-name="T9">ponderación</text:span><text:span text:style-name="T3"> medio, para el calculo del punto </text:span><text:span text:style-name="T9">función (Tabla </text:span><text:span text:style-name="T9"><text:sequence-ref text:reference-format="value" text:ref-name="refTable0">3.1</text:sequence-ref></text:span><text:span text:style-name="T9">).</text:span></text:p>
      <table:table table:name="Tabla1" table:style-name="Tabla1">
        <table:table-column table:style-name="Tabla1.A" table:number-columns-repeated="3"/>
        <table:table-column table:style-name="Tabla1.D"/>
        <table:table-row>
          <table:table-cell table:style-name="Tabla1.A1" office:value-type="string">
            <text:p text:style-name="P28">Parámetros de medición</text:p>
          </table:table-cell>
          <table:table-cell table:style-name="Tabla1.A1" office:value-type="string">
            <text:p text:style-name="P28">Cuenta</text:p>
          </table:table-cell>
          <table:table-cell table:style-name="Tabla1.A1" office:value-type="string">
            <text:p text:style-name="P28">Factor de ponderación</text:p>
          </table:table-cell>
          <table:table-cell table:style-name="Tabla1.D1" office:value-type="string">
            <text:p text:style-name="P28">Total</text:p>
          </table:table-cell>
        </table:table-row>
        <table:table-row>
          <table:table-cell table:style-name="Tabla1.A2" office:value-type="string">
            <text:p text:style-name="P27">Entras de usuario</text:p>
          </table:table-cell>
          <table:table-cell table:style-name="Tabla1.A2" office:value-type="string">
            <text:p text:style-name="P39">30</text:p>
          </table:table-cell>
          <table:table-cell table:style-name="Tabla1.A2" office:value-type="string">
            <text:p text:style-name="P39">4</text:p>
          </table:table-cell>
          <table:table-cell table:style-name="Tabla1.D2" office:value-type="string">
            <text:p text:style-name="P39">120</text:p>
          </table:table-cell>
        </table:table-row>
        <table:table-row>
          <table:table-cell table:style-name="Tabla1.A2" office:value-type="string">
            <text:p text:style-name="P27">Salidas de usuario</text:p>
          </table:table-cell>
          <table:table-cell table:style-name="Tabla1.A2" office:value-type="string">
            <text:p text:style-name="P39">30</text:p>
          </table:table-cell>
          <table:table-cell table:style-name="Tabla1.A2" office:value-type="string">
            <text:p text:style-name="P39">5</text:p>
          </table:table-cell>
          <table:table-cell table:style-name="Tabla1.D2" office:value-type="string">
            <text:p text:style-name="P39">200</text:p>
          </table:table-cell>
        </table:table-row>
        <table:table-row>
          <table:table-cell table:style-name="Tabla1.A2" office:value-type="string">
            <text:p text:style-name="P27">Peticiones de usuario</text:p>
          </table:table-cell>
          <table:table-cell table:style-name="Tabla1.A2" office:value-type="string">
            <text:p text:style-name="P39">10</text:p>
          </table:table-cell>
          <table:table-cell table:style-name="Tabla1.A2" office:value-type="string">
            <text:p text:style-name="P39">4</text:p>
          </table:table-cell>
          <table:table-cell table:style-name="Tabla1.D2" office:value-type="string">
            <text:p text:style-name="P39">40</text:p>
          </table:table-cell>
        </table:table-row>
        <table:table-row>
          <table:table-cell table:style-name="Tabla1.A2" office:value-type="string">
            <text:p text:style-name="P27">Archivos</text:p>
          </table:table-cell>
          <table:table-cell table:style-name="Tabla1.A2" office:value-type="string">
            <text:p text:style-name="P39">5</text:p>
          </table:table-cell>
          <table:table-cell table:style-name="Tabla1.A2" office:value-type="string">
            <text:p text:style-name="P39">12</text:p>
          </table:table-cell>
          <table:table-cell table:style-name="Tabla1.D2" office:value-type="string">
            <text:p text:style-name="P39">60</text:p>
          </table:table-cell>
        </table:table-row>
        <table:table-row>
          <table:table-cell table:style-name="Tabla1.A2" office:value-type="string">
            <text:p text:style-name="P27">Interfaces externas</text:p>
          </table:table-cell>
          <table:table-cell table:style-name="Tabla1.A2" office:value-type="string">
            <text:p text:style-name="P39">5</text:p>
          </table:table-cell>
          <table:table-cell table:style-name="Tabla1.A2" office:value-type="string">
            <text:p text:style-name="P39">6</text:p>
          </table:table-cell>
          <table:table-cell table:style-name="Tabla1.D2" office:value-type="string">
            <text:p text:style-name="P39">30</text:p>
          </table:table-cell>
        </table:table-row>
        <table:table-row>
          <table:table-cell table:style-name="Tabla1.A2" table:number-columns-spanned="3" office:value-type="string">
            <text:p text:style-name="P29">Cuenta Total</text:p>
          </table:table-cell>
          <table:covered-table-cell/>
          <table:covered-table-cell/>
          <table:table-cell table:style-name="Tabla1.D2" office:value-type="string">
            <text:p text:style-name="P29">450</text:p>
          </table:table-cell>
        </table:table-row>
      </table:table>
      <text:p text:style-name="P55"><text:span text:style-name="T1">Tabla </text:span><text:span text:style-name="T1"><text:sequence text:ref-name="refTable0" text:name="Table" text:formula="ooow:Table+1" style:num-format="1">3.1</text:sequence></text:span> <text:span text:style-name="T18">Evaluación de funcionalidad</text:span></text:p>
      <text:p text:style-name="P56"><text:span text:style-name="T1">Fuente</text:span>: Elaboración propia</text:p>
      <text:p text:style-name="P14"><text:span text:style-name="T9">L</text:span><text:span text:style-name="T3">a determinación de la complejidad es algo subjetivo, para nuestro caso utilizamos un factor de ponderación medio (Tabla </text:span><text:span text:style-name="T3"><text:sequence-ref text:reference-format="value" text:ref-name="refTable1">3.2</text:sequence-ref></text:span><text:span text:style-name="T3">).</text:span></text:p>
      <table:table table:name="Tabla4" table:style-name="Tabla4">
        <table:table-column table:style-name="Tabla4.A"/>
        <table:table-column table:style-name="Tabla4.B"/>
        <table:table-column table:style-name="Tabla4.C"/>
        <table:table-row>
          <table:table-cell table:style-name="Tabla4.A1" office:value-type="string">
            <text:p text:style-name="P33">Nro</text:p>
          </table:table-cell>
          <table:table-cell table:style-name="Tabla4.A1" office:value-type="string">
            <text:p text:style-name="P30">Factor</text:p>
          </table:table-cell>
          <table:table-cell table:style-name="Tabla4.C1" office:value-type="string">
            <text:p text:style-name="P30">Valor</text:p>
          </table:table-cell>
        </table:table-row>
        <table:table-row>
          <table:table-cell table:style-name="Tabla4.A2" office:value-type="string">
            <text:p text:style-name="P45">1</text:p>
          </table:table-cell>
          <table:table-cell table:style-name="Tabla4.A2" office:value-type="string">
            <text:p text:style-name="P40">Copia de seguridad y recuperaci<text:span text:style-name="T19">ó</text:span>n</text:p>
          </table:table-cell>
          <table:table-cell table:style-name="Tabla4.C2" office:value-type="string">
            <text:p text:style-name="P41">5</text:p>
          </table:table-cell>
        </table:table-row>
        <table:table-row>
          <table:table-cell table:style-name="Tabla4.A2" office:value-type="string">
            <text:p text:style-name="P45">2</text:p>
          </table:table-cell>
          <table:table-cell table:style-name="Tabla4.A2" office:value-type="string">
            <text:p text:style-name="P42">Comunicación de datos</text:p>
          </table:table-cell>
          <table:table-cell table:style-name="Tabla4.C2" office:value-type="string">
            <text:p text:style-name="P41">3</text:p>
          </table:table-cell>
        </table:table-row>
        <table:table-row>
          <table:table-cell table:style-name="Tabla4.A2" office:value-type="string">
            <text:p text:style-name="P45">3</text:p>
          </table:table-cell>
          <table:table-cell table:style-name="Tabla4.A2" office:value-type="string">
            <text:p text:style-name="P42">Proceso distribuido</text:p>
          </table:table-cell>
          <table:table-cell table:style-name="Tabla4.C2" office:value-type="string">
            <text:p text:style-name="P43">3</text:p>
          </table:table-cell>
        </table:table-row>
        <table:table-row>
          <table:table-cell table:style-name="Tabla4.A2" office:value-type="string">
            <text:p text:style-name="P45">4</text:p>
          </table:table-cell>
          <table:table-cell table:style-name="Tabla4.A2" office:value-type="string">
            <text:p text:style-name="P42">Rendimiento crítico</text:p>
          </table:table-cell>
          <table:table-cell table:style-name="Tabla4.C2" office:value-type="string">
            <text:p text:style-name="P43">3</text:p>
          </table:table-cell>
        </table:table-row>
        <table:table-row>
          <table:table-cell table:style-name="Tabla4.A2" office:value-type="string">
            <text:p text:style-name="P45">5</text:p>
          </table:table-cell>
          <table:table-cell table:style-name="Tabla4.A2" office:value-type="string">
            <text:p text:style-name="P42">Entorno operativo existente</text:p>
          </table:table-cell>
          <table:table-cell table:style-name="Tabla4.C2" office:value-type="string">
            <text:p text:style-name="P43">5</text:p>
          </table:table-cell>
        </table:table-row>
        <table:table-row>
          <table:table-cell table:style-name="Tabla4.A2" office:value-type="string">
            <text:p text:style-name="P45">6</text:p>
          </table:table-cell>
          <table:table-cell table:style-name="Tabla4.A2" office:value-type="string">
            <text:p text:style-name="P42">Entrada de datos en línea</text:p>
          </table:table-cell>
          <table:table-cell table:style-name="Tabla4.C2" office:value-type="string">
            <text:p text:style-name="P43">0</text:p>
          </table:table-cell>
        </table:table-row>
        <table:table-row>
          <table:table-cell table:style-name="Tabla4.A2" office:value-type="string">
            <text:p text:style-name="P45">7</text:p>
          </table:table-cell>
          <table:table-cell table:style-name="Tabla4.A2" office:value-type="string">
            <text:p text:style-name="P42">Transacciones de entradas en múltiples pantallas</text:p>
          </table:table-cell>
          <table:table-cell table:style-name="Tabla4.C2" office:value-type="string">
            <text:p text:style-name="P44">2</text:p>
          </table:table-cell>
        </table:table-row>
        <table:table-row>
          <table:table-cell table:style-name="Tabla4.A2" office:value-type="string">
            <text:p text:style-name="P45">8</text:p>
          </table:table-cell>
          <table:table-cell table:style-name="Tabla4.A2" office:value-type="string">
            <text:p text:style-name="P42">Archivos maestro actualizados en línea</text:p>
          </table:table-cell>
          <table:table-cell table:style-name="Tabla4.C2" office:value-type="string">
            <text:p text:style-name="P43">3</text:p>
          </table:table-cell>
        </table:table-row>
        <table:table-row>
          <table:table-cell table:style-name="Tabla4.A2" office:value-type="string">
            <text:p text:style-name="P45">9</text:p>
          </table:table-cell>
          <table:table-cell table:style-name="Tabla4.A2" office:value-type="string">
            <text:p text:style-name="P42">Complejidad de valores del dominio de información</text:p>
          </table:table-cell>
          <table:table-cell table:style-name="Tabla4.C2" office:value-type="string">
            <text:p text:style-name="P43">2</text:p>
          </table:table-cell>
        </table:table-row>
        <table:table-row>
          <table:table-cell table:style-name="Tabla4.A2" office:value-type="string">
            <text:p text:style-name="P45">10</text:p>
          </table:table-cell>
          <table:table-cell table:style-name="Tabla4.A2" office:value-type="string">
            <text:p text:style-name="P42">Complejidad del procesamiento interno</text:p>
          </table:table-cell>
          <table:table-cell table:style-name="Tabla4.C2" office:value-type="string">
            <text:p text:style-name="P43">5</text:p>
          </table:table-cell>
        </table:table-row>
        <table:table-row>
          <table:table-cell table:style-name="Tabla4.A2" office:value-type="string">
            <text:p text:style-name="P45">11</text:p>
          </table:table-cell>
          <table:table-cell table:style-name="Tabla4.A2" office:value-type="string">
            <text:p text:style-name="P42">Código rediseñado para la reutilización</text:p>
          </table:table-cell>
          <table:table-cell table:style-name="Tabla4.C2" office:value-type="string">
            <text:p text:style-name="P44">3</text:p>
          </table:table-cell>
        </table:table-row>
        <table:table-row>
          <table:table-cell table:style-name="Tabla4.A2" office:value-type="string">
            <text:p text:style-name="P45">12</text:p>
          </table:table-cell>
          <table:table-cell table:style-name="Tabla4.A2" office:value-type="string">
            <text:p text:style-name="P42">Conversión – instalación en diseño</text:p>
          </table:table-cell>
          <table:table-cell table:style-name="Tabla4.C2" office:value-type="string">
            <text:p text:style-name="P44">2</text:p>
          </table:table-cell>
        </table:table-row>
        <table:table-row>
          <table:table-cell table:style-name="Tabla4.A2" office:value-type="string">
            <text:p text:style-name="P45">13</text:p>
          </table:table-cell>
          <table:table-cell table:style-name="Tabla4.A2" office:value-type="string">
            <text:p text:style-name="P42">Instalaciones múltiples</text:p>
          </table:table-cell>
          <table:table-cell table:style-name="Tabla4.C2" office:value-type="string">
            <text:p text:style-name="P43">5</text:p>
          </table:table-cell>
        </table:table-row>
        <text:soft-page-break/>
        <table:table-row>
          <table:table-cell table:style-name="Tabla4.A2" office:value-type="string">
            <text:p text:style-name="P45">14</text:p>
          </table:table-cell>
          <table:table-cell table:style-name="Tabla4.A2" office:value-type="string">
            <text:p text:style-name="P42">Aplicación diseñada para el cambio</text:p>
          </table:table-cell>
          <table:table-cell table:style-name="Tabla4.C2" office:value-type="string">
            <text:p text:style-name="P44">3</text:p>
          </table:table-cell>
        </table:table-row>
        <table:table-row>
          <table:table-cell table:style-name="Tabla4.A2" table:number-columns-spanned="2" office:value-type="string">
            <text:p text:style-name="P31">Total <text:span text:style-name="T20">(N)</text:span></text:p>
          </table:table-cell>
          <table:covered-table-cell/>
          <table:table-cell table:style-name="Tabla4.C16" table:formula="ooow:sum&lt;C2:C15&gt;" office:value-type="float" office:value="44">
            <text:p text:style-name="P32">44</text:p>
          </table:table-cell>
        </table:table-row>
      </table:table>
      <text:p text:style-name="P55"><text:span text:style-name="T1">Tabla </text:span><text:span text:style-name="T1"><text:sequence text:ref-name="refTable1" text:name="Table" text:formula="ooow:Table+1" style:num-format="1">3.2</text:sequence></text:span> Determinación de complejidad</text:p>
      <text:p text:style-name="P57"><text:span text:style-name="T1">Fuente</text:span>: Elaboración propia</text:p>
      <text:p text:style-name="P7">Reemplazando los datos en la ecuación:</text:p>
      <text:p text:style-name="P8"><draw:frame draw:style-name="fr1" draw:name="Objeto1" text:anchor-type="as-char" svg:y="-0.873cm" svg:width="6.959cm" svg:height="1.595cm" draw:z-index="0"><draw:object xlink:href="./Object 1" xlink:type="simple" xlink:show="embed" xlink:actuate="onLoad"/><draw:image xlink:href="./ObjectReplacements/Object 1" xlink:type="simple" xlink:show="embed" xlink:actuate="onLoad"/></draw:frame></text:p>
      <text:p text:style-name="P4"><text:span text:style-name="T3">Entonces decimos que el sistema tiene </text:span><text:span text:style-name="T10">490.5 puntos de función, para sacar la probabilidad de la funcionalidad debemos obtener el PF máximo y lo dividimos con los puntos de función obtenida, </text:span><text:span text:style-name="T11">es decir </text:span><text:span text:style-name="T21">Σ</text:span><text:span text:style-name="T2"> = 70</text:span><text:span text:style-name="T10">.</text:span></text:p>
      <text:p text:style-name="P5"><text:span text:style-name="T10"><draw:frame draw:style-name="fr1" draw:name="Objeto2" text:anchor-type="as-char" svg:y="-0.589cm" svg:width="5.398cm" svg:height="1.094cm" draw:z-index="1"><draw:object xlink:href="./Object 2" xlink:type="simple" xlink:show="embed" xlink:actuate="onLoad"/><draw:image xlink:href="./ObjectReplacements/Object 2" xlink:type="simple" xlink:show="embed" xlink:actuate="onLoad"/></draw:frame></text:span><text:span text:style-name="T10"> </text:span></text:p>
      <text:p text:style-name="P6"><text:span text:style-name="T10">D</text:span><text:span text:style-name="T3">e esta forma obtenemos la funcionalidad:</text:span></text:p>
      <text:p text:style-name="P9"><draw:frame draw:style-name="fr1" draw:name="Objeto3" text:anchor-type="as-char" svg:y="-0.818cm" svg:width="5.346cm" svg:height="1.485cm" draw:z-index="2"><draw:object xlink:href="./Object 3" xlink:type="simple" xlink:show="embed" xlink:actuate="onLoad"/><draw:image xlink:href="./ObjectReplacements/Object 3" xlink:type="simple" xlink:show="embed" xlink:actuate="onLoad"/></draw:frame></text:p>
      <text:p text:style-name="P10">El porcentaje obtenido se puede interpretar de la siguiente forma: 8 de cada 10 personas consideran que el sistema responde de manera <text:span text:style-name="T24">óptima</text:span> a la funcionalidades necesarias para la unidad.</text:p>
      <text:h text:style-name="Heading_20_3" text:outline-level="3">Mantenibilidad</text:h>
      <text:p text:style-name="P15">La mantenibilidad es el esfuerzo necesario para localizar y realizar modificaciones específicas del sistema, <text:span text:style-name="T22">para hallar la probabilidad de mantenibilidad utilizaremos las siguientes preguntas para obtener la mantenibilidad del sistema (Tabla </text:span><text:span text:style-name="T22"><text:sequence-ref text:reference-format="value" text:ref-name="refTable2">3.3</text:sequence-ref></text:span><text:span text:style-name="T22">).</text:span></text:p>
      <table:table table:name="Tabla3" table:style-name="Tabla3">
        <table:table-column table:style-name="Tabla3.A"/>
        <table:table-column table:style-name="Tabla3.B"/>
        <table:table-row>
          <table:table-cell table:style-name="Tabla3.A1" office:value-type="string">
            <text:p text:style-name="P36">Factor de ajuste</text:p>
          </table:table-cell>
          <table:table-cell table:style-name="Tabla3.B1" office:value-type="string">
            <text:p text:style-name="P36">Valor</text:p>
          </table:table-cell>
        </table:table-row>
        <table:table-row>
          <table:table-cell table:style-name="Tabla3.A2" office:value-type="string">
            <text:p text:style-name="P51">¿Puede ser modificado el sistema?</text:p>
          </table:table-cell>
          <table:table-cell table:style-name="Tabla3.B2" office:value-type="string">
            <text:p text:style-name="P52">90</text:p>
          </table:table-cell>
        </table:table-row>
        <table:table-row>
          <table:table-cell table:style-name="Tabla3.A2" office:value-type="string">
            <text:p text:style-name="P51">¿Deja identificar las partes que deben ser modificadas?</text:p>
          </table:table-cell>
          <table:table-cell table:style-name="Tabla3.B2" office:value-type="string">
            <text:p text:style-name="P52">92</text:p>
          </table:table-cell>
        </table:table-row>
        <table:table-row>
          <table:table-cell table:style-name="Tabla3.A2" office:value-type="string">
            <text:p text:style-name="P51">¿Permite implementar una modificación específica?</text:p>
          </table:table-cell>
          <table:table-cell table:style-name="Tabla3.B2" office:value-type="string">
            <text:p text:style-name="P52">89</text:p>
          </table:table-cell>
        </table:table-row>
        <table:table-row>
          <table:table-cell table:style-name="Tabla3.A2" office:value-type="string">
            <text:p text:style-name="P51">¿No presenta afectos inesperados con posibles errores?</text:p>
          </table:table-cell>
          <table:table-cell table:style-name="Tabla3.B2" office:value-type="string">
            <text:p text:style-name="P52">80</text:p>
          </table:table-cell>
        </table:table-row>
        <table:table-row>
          <table:table-cell table:style-name="Tabla3.A2" office:value-type="string">
            <text:p text:style-name="P36">Total</text:p>
          </table:table-cell>
          <table:table-cell table:style-name="Tabla3.B2" office:value-type="string">
            <text:p text:style-name="P36">87.75</text:p>
          </table:table-cell>
        </table:table-row>
      </table:table>
      <text:p text:style-name="P55"><text:span text:style-name="T1">Tabla </text:span><text:span text:style-name="T1"><text:sequence text:ref-name="refTable2" text:name="Table" text:formula="ooow:Table+1" style:num-format="1">3.3</text:sequence></text:span> Evaluación de mantenibilidad</text:p>
      <text:p text:style-name="P59"><text:span text:style-name="T1">Fuente</text:span>: Elaboración propia</text:p>
      <text:p text:style-name="P19">Tras la evaluación al sistema el porcentaje obtenido (87.75 %) se lo puede interpretar de la siguiente forma: el esfuerzo necesario para realizar el mantenimiento al sistema es mínimo.</text:p>
      <text:h text:style-name="Heading_20_3" text:outline-level="3"><text:soft-page-break/>Usabilidad</text:h>
      <text:p text:style-name="P16">Para comprobar la usabilidad del sistema se va a hacer uso de los test de usuarios que consiste en realizar una evaluación escrita después de las pruebas, en los usuarios finales esta evaluación se las hizo calificando sobre una escala del 1 al 10. El resumen de la información obtenida representa la usabilidad del sistema de acuerdo al análisis realizado (Tabla <text:sequence-ref text:reference-format="value" text:ref-name="refTable3">3.4</text:sequence-ref>).</text:p>
      <table:table table:name="Tabla2" table:style-name="Tabla2">
        <table:table-column table:style-name="Tabla2.A"/>
        <table:table-column table:style-name="Tabla2.B" table:number-columns-repeated="5"/>
        <table:table-row>
          <table:table-cell table:style-name="Tabla2.A1" office:value-type="string">
            <text:p text:style-name="P34">Factor de ajuste</text:p>
          </table:table-cell>
          <table:table-cell table:style-name="Tabla2.A1" office:value-type="string">
            <text:p text:style-name="P34">Usuario 1</text:p>
          </table:table-cell>
          <table:table-cell table:style-name="Tabla2.A1" office:value-type="string">
            <text:p text:style-name="P34">Usuario 2</text:p>
          </table:table-cell>
          <table:table-cell table:style-name="Tabla2.A1" office:value-type="string">
            <text:p text:style-name="P34">Usuario 3</text:p>
          </table:table-cell>
          <table:table-cell table:style-name="Tabla2.A1" office:value-type="string">
            <text:p text:style-name="P34">Usuario 4</text:p>
          </table:table-cell>
          <table:table-cell table:style-name="Tabla2.F1" office:value-type="string">
            <text:p text:style-name="P34">Promedio</text:p>
          </table:table-cell>
        </table:table-row>
        <table:table-row>
          <table:table-cell table:style-name="Tabla2.A2" office:value-type="string">
            <text:p text:style-name="P46">¿Puede ser usado con facilidad?</text:p>
          </table:table-cell>
          <table:table-cell table:style-name="Tabla2.A2" office:value-type="string">
            <text:p text:style-name="P48">8</text:p>
          </table:table-cell>
          <table:table-cell table:style-name="Tabla2.A2" office:value-type="string">
            <text:p text:style-name="P48">7</text:p>
          </table:table-cell>
          <table:table-cell table:style-name="Tabla2.A2" office:value-type="string">
            <text:p text:style-name="P48">8</text:p>
          </table:table-cell>
          <table:table-cell table:style-name="Tabla2.A2" office:value-type="string">
            <text:p text:style-name="P48">9</text:p>
          </table:table-cell>
          <table:table-cell table:style-name="Tabla2.F2" table:formula="ooow:mean &lt;B2:E2&gt;" office:value-type="float" office:value="8">
            <text:p text:style-name="P47">8</text:p>
          </table:table-cell>
        </table:table-row>
        <table:table-row>
          <table:table-cell table:style-name="Tabla2.A2" office:value-type="string">
            <text:p text:style-name="P46">¿Puede ser aprendido con facilidad?</text:p>
          </table:table-cell>
          <table:table-cell table:style-name="Tabla2.A2" office:value-type="string">
            <text:p text:style-name="P48">8</text:p>
          </table:table-cell>
          <table:table-cell table:style-name="Tabla2.A2" office:value-type="string">
            <text:p text:style-name="P48">7</text:p>
          </table:table-cell>
          <table:table-cell table:style-name="Tabla2.A2" office:value-type="string">
            <text:p text:style-name="P48">9</text:p>
          </table:table-cell>
          <table:table-cell table:style-name="Tabla2.A2" office:value-type="string">
            <text:p text:style-name="P48">8</text:p>
          </table:table-cell>
          <table:table-cell table:style-name="Tabla2.F2" table:formula="ooow:mean &lt;B3:E3&gt;" office:value-type="float" office:value="8">
            <text:p text:style-name="P49">8</text:p>
          </table:table-cell>
        </table:table-row>
        <table:table-row>
          <table:table-cell table:style-name="Tabla2.A2" office:value-type="string">
            <text:p text:style-name="P46">¿El diseño es atractivo?</text:p>
          </table:table-cell>
          <table:table-cell table:style-name="Tabla2.A2" office:value-type="string">
            <text:p text:style-name="P48">9</text:p>
          </table:table-cell>
          <table:table-cell table:style-name="Tabla2.A2" office:value-type="string">
            <text:p text:style-name="P48">8</text:p>
          </table:table-cell>
          <table:table-cell table:style-name="Tabla2.A2" office:value-type="string">
            <text:p text:style-name="P48">8</text:p>
          </table:table-cell>
          <table:table-cell table:style-name="Tabla2.A2" office:value-type="string">
            <text:p text:style-name="P48">7</text:p>
          </table:table-cell>
          <table:table-cell table:style-name="Tabla2.F7" office:value-type="string">
            <text:p text:style-name="P50">8</text:p>
          </table:table-cell>
        </table:table-row>
        <table:table-row>
          <table:table-cell table:style-name="Tabla2.A2" office:value-type="string">
            <text:p text:style-name="P46">¿Las salidas son entendibles?</text:p>
          </table:table-cell>
          <table:table-cell table:style-name="Tabla2.A2" office:value-type="string">
            <text:p text:style-name="P48">7</text:p>
          </table:table-cell>
          <table:table-cell table:style-name="Tabla2.A2" office:value-type="string">
            <text:p text:style-name="P48">9</text:p>
          </table:table-cell>
          <table:table-cell table:style-name="Tabla2.A2" office:value-type="string">
            <text:p text:style-name="P48">8</text:p>
          </table:table-cell>
          <table:table-cell table:style-name="Tabla2.A2" office:value-type="string">
            <text:p text:style-name="P48">9</text:p>
          </table:table-cell>
          <table:table-cell table:style-name="Tabla2.F7" office:value-type="string">
            <text:p text:style-name="P50">8.25</text:p>
          </table:table-cell>
        </table:table-row>
        <table:table-row>
          <table:table-cell table:style-name="Tabla2.A2" office:value-type="string">
            <text:p text:style-name="P46">¿Las salidas son esperadas?</text:p>
          </table:table-cell>
          <table:table-cell table:style-name="Tabla2.A2" office:value-type="string">
            <text:p text:style-name="P48">8</text:p>
          </table:table-cell>
          <table:table-cell table:style-name="Tabla2.A2" office:value-type="string">
            <text:p text:style-name="P48">8</text:p>
          </table:table-cell>
          <table:table-cell table:style-name="Tabla2.A2" office:value-type="string">
            <text:p text:style-name="P48">9</text:p>
          </table:table-cell>
          <table:table-cell table:style-name="Tabla2.A2" office:value-type="string">
            <text:p text:style-name="P48">7</text:p>
          </table:table-cell>
          <table:table-cell table:style-name="Tabla2.F7" office:value-type="string">
            <text:p text:style-name="P50">8</text:p>
          </table:table-cell>
        </table:table-row>
        <table:table-row>
          <table:table-cell table:style-name="Tabla2.A2" office:value-type="string">
            <text:p text:style-name="P46">¿Los reportes le ayudan en su trabajo?</text:p>
          </table:table-cell>
          <table:table-cell table:style-name="Tabla2.A2" office:value-type="string">
            <text:p text:style-name="P48">7</text:p>
          </table:table-cell>
          <table:table-cell table:style-name="Tabla2.A2" office:value-type="string">
            <text:p text:style-name="P48">8</text:p>
          </table:table-cell>
          <table:table-cell table:style-name="Tabla2.A2" office:value-type="string">
            <text:p text:style-name="P48">9</text:p>
          </table:table-cell>
          <table:table-cell table:style-name="Tabla2.A2" office:value-type="string">
            <text:p text:style-name="P48">8</text:p>
          </table:table-cell>
          <table:table-cell table:style-name="Tabla2.F7" office:value-type="string">
            <text:p text:style-name="P50">8</text:p>
          </table:table-cell>
        </table:table-row>
        <table:table-row>
          <table:table-cell table:style-name="Tabla2.A2" table:number-columns-spanned="5" office:value-type="string">
            <text:p text:style-name="P35">Total</text:p>
          </table:table-cell>
          <table:covered-table-cell/>
          <table:covered-table-cell/>
          <table:covered-table-cell/>
          <table:covered-table-cell/>
          <table:table-cell table:style-name="Tabla2.F8" office:value-type="string">
            <text:p text:style-name="P35">8.<text:span text:style-name="T23">04</text:span></text:p>
          </table:table-cell>
        </table:table-row>
      </table:table>
      <text:p text:style-name="P55"><text:span text:style-name="T1">Tabla </text:span><text:span text:style-name="T1"><text:sequence text:ref-name="refTable3" text:name="Table" text:formula="ooow:Table+1" style:num-format="1">3.4</text:sequence></text:span> Evaluación de usabilidad</text:p>
      <text:p text:style-name="P58"><text:span text:style-name="T1">Fuente</text:span>: Elaboración propia</text:p>
      <text:p text:style-name="P17">Para hallar la usabilidad convertimos la escala de 1 hasta 10 a porcentaje por cuento tenemos:</text:p>
      <text:p text:style-name="P18"><draw:frame draw:style-name="fr1" draw:name="Objeto4" text:anchor-type="as-char" svg:y="-0.554cm" svg:width="3.918cm" svg:height="0.956cm" draw:z-index="3"><draw:object xlink:href="./Object 4" xlink:type="simple" xlink:show="embed" xlink:actuate="onLoad"/><draw:image xlink:href="./ObjectReplacements/Object 4" xlink:type="simple" xlink:show="embed" xlink:actuate="onLoad"/></draw:frame></text:p>
      <text:p text:style-name="P17">El porcentaje obtenido se lo puede interpretar de la siguiente forma: en promedio 8 de cada 10 usuarios del sistema consideran que tienen facilidad al momento de utilizar el sistema.</text:p>
      <text:h text:style-name="P105" text:outline-level="3">Portabilidad</text:h>
      <text:p text:style-name="P22">El sistema puede ser transferido de una computador a otra cumpliendo los requerimientos mínimos de hardware y software, y así determinar la adaptabilidad del sistema, donde el grado de portabilidad esta dada por la siguiente formula:</text:p>
      <text:p text:style-name="P23"><draw:frame draw:style-name="fr1" draw:name="Objeto5" text:anchor-type="as-char" svg:y="-0.619cm" svg:width="2.944cm" svg:height="0.998cm" draw:z-index="4"><draw:object xlink:href="./Object 5" xlink:type="simple" xlink:show="embed" xlink:actuate="onLoad"/><draw:image xlink:href="./ObjectReplacements/Object 5" xlink:type="simple" xlink:show="embed" xlink:actuate="onLoad"/></draw:frame></text:p>
      <text:p text:style-name="P67">Donde: </text:p>
      <text:p text:style-name="P68"><text:soft-page-break/>GP: Grado de portabilidad</text:p>
      <text:p text:style-name="P68">CT: Costo de transporte</text:p>
      <text:p text:style-name="P68">CRD: Costo de redesarrollo</text:p>
      <text:p text:style-name="P61">Si GP &gt; 0: La portabilidad es mas rentable que el redesarrollo</text:p>
      <text:p text:style-name="P62">Si GP = 1: La portabilidad es perfecta</text:p>
      <text:p text:style-name="P62">Si GP &lt; El redesarrollo es mas rentable que la portabilidad</text:p>
      <text:p text:style-name="P63">Realizando los cálculos:</text:p>
      <text:p text:style-name="P64"><draw:frame draw:style-name="fr1" draw:name="Objeto6" text:anchor-type="as-char" svg:y="-0.818cm" svg:width="2.94cm" svg:height="1.485cm" draw:z-index="5"><draw:object xlink:href="./Object 6" xlink:type="simple" xlink:show="embed" xlink:actuate="onLoad"/><draw:image xlink:href="./ObjectReplacements/Object 6" xlink:type="simple" xlink:show="embed" xlink:actuate="onLoad"/></draw:frame></text:p>
      <text:p text:style-name="P65">Por lo tanto podemos concluir que el sistema desarrollado tiene un grado de portabilidad de 99.79 %, lo que permite afirmar que el sistema puede adaptarse y transportarse a nuevas plataformas sea cual sea el sistema operativo.</text:p>
      <text:h text:style-name="Heading_20_3" text:outline-level="3">Escala de medición de aceptabilidad</text:h>
      <text:p text:style-name="P66">Interpretando los datos obtenidos hasta ahora y tomando como referencia la siguiente escala de medición:</text:p>
      <text:list xml:id="list5886011340772545203" text:style-name="L2">
        <text:list-item>
          <text:p text:style-name="P100">Insatisfactorio (0 – 40) %</text:p>
        </text:list-item>
        <text:list-item>
          <text:p text:style-name="P100">Aceptabilidad marginal (40 – 60) %</text:p>
        </text:list-item>
        <text:list-item>
          <text:p text:style-name="P100">Satisfactorio (60 – 100) %</text:p>
        </text:list-item>
      </text:list>
      <text:p text:style-name="P69">Obtenemos la Tabla <text:sequence-ref text:reference-format="value" text:ref-name="refTable4">3.5</text:sequence-ref>:</text:p>
      <table:table table:name="Tabla5" table:style-name="Tabla5">
        <table:table-column table:style-name="Tabla5.A"/>
        <table:table-column table:style-name="Tabla5.B"/>
        <table:table-row>
          <table:table-cell table:style-name="Tabla5.A1" table:number-columns-spanned="2" office:value-type="string">
            <text:p text:style-name="P37">Características</text:p>
          </table:table-cell>
          <table:covered-table-cell/>
        </table:table-row>
        <table:table-row>
          <table:table-cell table:style-name="Tabla5.A2" office:value-type="string">
            <text:p text:style-name="P53">Funcionalidad</text:p>
          </table:table-cell>
          <table:table-cell table:style-name="Tabla5.B2" office:value-type="string">
            <text:p text:style-name="P54">80.74</text:p>
          </table:table-cell>
        </table:table-row>
        <table:table-row>
          <table:table-cell table:style-name="Tabla5.A2" office:value-type="string">
            <text:p text:style-name="P53">Mantenibilidad</text:p>
          </table:table-cell>
          <table:table-cell table:style-name="Tabla5.B2" office:value-type="string">
            <text:p text:style-name="P54">87.75</text:p>
          </table:table-cell>
        </table:table-row>
        <table:table-row>
          <table:table-cell table:style-name="Tabla5.A2" office:value-type="string">
            <text:p text:style-name="P53">Usabilidad</text:p>
          </table:table-cell>
          <table:table-cell table:style-name="Tabla5.B2" office:value-type="string">
            <text:p text:style-name="P54">80.4</text:p>
          </table:table-cell>
        </table:table-row>
        <table:table-row>
          <table:table-cell table:style-name="Tabla5.A2" office:value-type="string">
            <text:p text:style-name="P53">Portabilidad</text:p>
          </table:table-cell>
          <table:table-cell table:style-name="Tabla5.B2" office:value-type="string">
            <text:p text:style-name="P54">99.79</text:p>
          </table:table-cell>
        </table:table-row>
        <table:table-row>
          <table:table-cell table:style-name="Tabla5.A2" office:value-type="string">
            <text:p text:style-name="P38">Calidad global del sistema</text:p>
          </table:table-cell>
          <table:table-cell table:style-name="Tabla5.B2" office:value-type="string">
            <text:p text:style-name="P37">87.17</text:p>
          </table:table-cell>
        </table:table-row>
      </table:table>
      <text:p text:style-name="P55"><text:span text:style-name="T1">Tabla </text:span><text:span text:style-name="T1"><text:sequence text:ref-name="refTable4" text:name="Table" text:formula="ooow:Table+1" style:num-format="1">3.5</text:sequence></text:span> Resumen de datos obtenidos</text:p>
      <text:p text:style-name="P60"><text:span text:style-name="T1">Fuente</text:span>: Elaboración propia</text:p>
      <text:p text:style-name="P70"><text:soft-page-break/>Podemos concluir que las escalas de aceptabilidad es del 87.17 % con lo que se considera al sistema satisfactorio.</text:p>
      <text:h text:style-name="P102" text:outline-level="2">SEGURIDAD DE SOFTWARE</text:h>
      <text:p text:style-name="P84"><text:span text:style-name="T3">Las firmas digitales son creadas y verificadas por medio de la criptografía. Se valen de lo que se conoce con el nombre de criptografía de clave pública, que emplea un algoritmo que contiene dos claves diferentes pero matemáticamente relacionadas, una clave para la creación de la firma digital o para la transformación de datos a una forma ininteligible, y otra clave para la verificación de la firma digital o volver el mensaje a su forma original. Al equipo y software que utiliza dichas claves se les designa colectivamente con el término Criptosistema Asimétrico.</text:span></text:p>
      <text:h text:style-name="Heading_20_3" text:outline-level="3"><text:span text:style-name="T3">Seguridad a nivel </text:span><text:span text:style-name="T13">de </text:span><text:span text:style-name="T3">Autoridad Certificadora (CA)</text:span></text:h>
      <text:p text:style-name="P99"><text:span text:style-name="T3">CRL</text:span></text:p>
      <text:p text:style-name="P71">La estructura e información de la lista de certificados revocados deberá de cumplir con el estándar ISO/IEC 9594-8.</text:p>
      <text:p text:style-name="P71"><text:span text:style-name="T3">Debe incluir por lo menos la siguiente información: la lista de los certificados revocados con su número de serie con fecha y hora, la identificación del algoritmo de firma utilizado</text:span><text:span text:style-name="Footnote_20_Symbol"><text:span text:style-name="T3"><text:note text:id="ftn2" text:note-class="footnote"><text:note-citation>1</text:note-citation><text:note-body><text:p text:style-name="P106"><text:s/>RFC 3280. Internet X509 Public Key Infraestructure Certificate and Certificate Revocation List (CRL) Profile (Obsoletes 2459), R. Housley, W. Polk, W. Ford, D. Solo, April 2002.</text:p></text:note-body></text:note></text:span></text:span><text:span text:style-name="T3">, el nombre del emisor, fecha y hora en que fue emitida la CRL, fecha de la próxima CRL.</text:span></text:p>
      <text:p text:style-name="P71"><text:span text:style-name="T3"/></text:p>
      <text:p text:style-name="P71">El PSC contará con un sistema de consulta remota al registro de certificados emitidos, indicando el estado del certificado digital: vigente, suspendido o revocado; copia de la CRL actualizada cada 24 hrs. Este registro público de certificados digitales se utilizará para consulta de titulares de manera continua, <text:s/>regular y segura.</text:p>
      <text:p text:style-name="P71">Procedimiento que informe de las características de los procesos de creación y verificación de firma electrónica, y las reglas sobre prácticas de certificación.</text:p>
      <text:p text:style-name="P71">Procedimientos para dejar sin efecto temporal o definitivo los certificados.</text:p>
      <text:p text:style-name="P71">Procedimientos para publicar las resoluciones de la Entidad Acreditadora que le afecten. Además, debe incluir la Política de Certificación de Firma Electrónica y la Declaración de Prácticas de Certificación.</text:p>
      <text:p text:style-name="P71">El sitio debe tener una disponibilidad del 99%, tener mecanismos redundantes o alternativos de conexión y sitios alternos de emergencia que se activen automática o manualmente en caso de desastres.</text:p>
      <text:p text:style-name="P71">Se protegerá la integridad y disponibilidad de la información utilizando tecnología y medidas de seguridad tanto físicas como lógicas, para mitigar el riesgo y ataques maliciosos en contra del sitio tanto interna como externamente.</text:p>
      <text:p text:style-name="P71"><text:span text:style-name="T3">El Registro de Acceso al Público deberá de seguir el estándar ISO/IEC 9594-</text:span><text:span text:style-name="T14">8</text:span></text:p>
      <text:h text:style-name="Heading_20_3" text:outline-level="3"><text:soft-page-break/><text:span text:style-name="T3">Seguridad a nivel </text:span><text:span text:style-name="T13">de Usuario</text:span></text:h>
      <text:p text:style-name="P96">- <text:span text:style-name="T31">Algoritmos asimétricos</text:span></text:p>
      <text:p text:style-name="P84">Las claves complementarias de un criptosistema asimétrico para firma digital reciben arbitrariamente el nombre de clave privada, sólo conocida por el que firma y utilizada para la creación de la firma, y la clave pública, que puede ser conocida por los terceros, y que se utiliza para la verificación de la firma digital. En el caso que muchas personas necesiten verificar una firma digital, la clave pública debe estar al alcance o ser distribuida a todos ellos, generalmente mediante las publicación en un directorio de fácil acceso o asentada en un Registro especial. Sin perjuicio que las claves que constituyen el par se encuentran matemáticamente relacionadas, si el criptosistema asimétrico ha sido diseñado e implementado correctamente en términos de seguridad, resulta computacionalmente imposible obtener la clave privada por el hecho de conocer la clave pública. Por lo tanto, el hecho de que distintas personas conozcan la clave pública de una determinada persona y la utilicen para verificar su firma no significa que puedan descubrir la clave privada y la utilicen para firmar por su propietario. Esta circunstancia recibe el nombre de principio de irreversibilidad.</text:p>
      <text:p text:style-name="P90">Funcion hash</text:p>
      <text:p text:style-name="P90"/>
      <text:p text:style-name="P84"><text:span text:style-name="T32">Otro proceso fundamental, denominado hash function, es utilizado tanto en la creación como en la verificación de la firma digital. Una hash function consiste en un algoritmo que, aplicado a un mensaje determinado, crea una representación digital o 'huella dactilar' denominado hash result o hash value, de una longitud fija, mucho menor que el mensaje original, pero substancialmente único a él. Cualquier modificación del mensaje produce inevitablemente un diferente hash result, cuando se utiliza la misma hash function. En el caso de una 'hash function segura', resulta computacionalmente imposible obtener el mensaje original partiendo de su hash value. Las hash functions, por lo tanto, permiten al software crear firmas digitales para operar en pequeñas cantidades de datos, a las vez que continuar proveyendo una robusta correlación con el contenido del mensaje original, asegurando que este no ha sido modificado desde que fuera digitalmente firmado.</text:span></text:p>
      <text:p text:style-name="P88">¿Qué es un TOKEN ?</text:p>
      <text:p text:style-name="P88">Es el dispositivo de seguridad utilizado para firmar digitalmente y cifrar mensajes. Tiene un Nivel de Seguridad ALTO, siendo el portador de la llave del usuario para acceder los servicios prestados que requieren Certificados Digitales. Este combina las funcionalidades <text:soft-page-break/>de una tarjeta inteligente y su lectora en un hardware en uno solo; es fácil de manipular, seguro y se puede trasladar a cualquier parte del mundo.</text:p>
      <text:p text:style-name="P88">Al ser un dispositivo USB asegura la máxima compatibilidad (Plug and Play) con la mayoría de los computadores de escritorio y portátiles utilizados. Esto implica que no necesita periféricos adicionales para su correcto funcionamiento. </text:p>
      <text:p text:style-name="P95"><text:s/>¿Qué características debe tener el TOKEN ?</text:p>
      <text:p text:style-name="P95">Los requerimientos técnicos de los Tokens entre otros serán:</text:p>
      <text:list xml:id="list8054677432707196302" text:style-name="L4">
        <text:list-item>
          <text:p text:style-name="P94">Poseer las características similares a iKey 2032 (FIPS).</text:p>
        </text:list-item>
        <text:list-item>
          <text:p text:style-name="P94">Debe estar <text:s/>conformado por dos componentes, un controlador/chip criptográfico y un controlador de bus USB.</text:p>
        </text:list-item>
        <text:list-item>
          <text:p text:style-name="P94">El almacenamiento de 32KB.</text:p>
        </text:list-item>
        <text:list-item>
          <text:p text:style-name="P94">Que soporte RSA, encriptación de 1024/2048 bits.</text:p>
        </text:list-item>
        <text:list-item>
          <text:p text:style-name="P94">Un sistema operativo de chip criptográfico con un entorno para administrar y generar claves criptográficas.</text:p>
        </text:list-item>
        <text:list-item>
          <text:p text:style-name="P94">No debe permitir grabar su llave a otro medio. Por ejemplo al disco duro.</text:p>
        </text:list-item>
        <text:list-item>
          <text:p text:style-name="P94">El controlador USB debe cumplir con la función de un lector de tarjeta inteligente, que transporte los datos para su utilización en el controlador criptográfico.</text:p>
        </text:list-item>
        <text:list-item>
          <text:p text:style-name="P94">Ejecutar una variedad de algoritmos criptográficos: DES en modos ECB y CBC, DESX, triple-DES, RC2, RC4 y RC5.</text:p>
        </text:list-item>
        <text:list-item>
          <text:p text:style-name="P87"><text:span text:style-name="T32">Debe soportar Pki, Certificados Digitales X.509, llaves públicas y privadas.</text:span></text:p>
        </text:list-item>
      </text:list>
      <text:h text:style-name="Heading_20_3" text:outline-level="3"><text:span text:style-name="T13">S</text:span><text:span text:style-name="T3">eguridad a nivel de software</text:span></text:h>
      <text:p text:style-name="P25"><text:span text:style-name="T3">Como se ha adelantado, la utilización de las firmas digitales comprende dos procesos, uno llevado a cabo por el firmante y el otro por el que recibe el mensaje firmado digitalmente:</text:span></text:p>
      <text:p text:style-name="P82">La creación de la firma digital utiliza un hash result derivado y único tanto a mensaje firmado como a la clave privada.</text:p>
      <text:p text:style-name="P82">La verificación de la firma digital consiste en la constatación de la firma relacionándola con el mensaje original y la clave pública dada, para determinar si la misma fue creada para ese mensaje utilizando la clave privada correspondiente a la referida clave pública.</text:p>
      <text:p text:style-name="P82">Para firmar un documento o cualquier otro tipo de información a transmitir <text:soft-page-break/>electrónicamente, el firmante debe determinar precisamente los límites de aquello que va a ser firmado. Luego, una <text:span text:style-name="T33">función hash</text:span> contenida en el software utilizado produce un 'hash result', único a dicho mensaje. El software luego transforma el hash result en la firma digital, utilizando la clave privada del firmante. La firma digital resultante es única tanto para el mensaje como para la clave privada utilizada para su creación. La transformación del digesto de mensaje o hash result en la firma digital mediante la aplicación de la clave privada del firmante es descripta muchas veces como encriptado. Dicha terminología no es del todo correcta, ya que en el sistema de firma digital el mensaje no necesita ser confidencial. De hecho se transmite el mensaje original (plain text) con la firma digital (digesto de mensaje o hash result + clave privada del firmante). De esta forma la firma digital, luego de su verificación, permite que el receptor del mensaje tenga la seguridad que el mensaje proviene del que dice ser su originador y que no ha sufrido alteraciones durante su transmisión. La confidencialidad puede ser provista como un servicio adicional de las tecnologías de firma digital <text:span text:style-name="T33">pero es algo que el sistema no hace</text:span>.</text:p>
      <text:p text:style-name="P25"><text:span text:style-name="T3">La verificación de la firma digital consiste en computar un nuevo digesto de mensaje o hash result partiendo del mensaje original (plain text), mediante la aplicación de la misma "hash function" utilizada por el originador para la creación de la firma. De allí que utilizando la clave pública del originador y el nuevo digesto de mensaje, el receptor del mensaje verifica: 1) si la firma digital fue creada utilizando la correspondiente clave privada; y 2) si el nuevo digesto de mensaje computado coincide con el digesto de mensaje original que fue transformado en firma digital durante el proceso de firma.</text:span></text:p>
      <text:p text:style-name="P82">Los procesos de creación y verificación de firmas digitales cumplen los efectos legales esenciales requeridos de una firma:</text:p>
      <text:p text:style-name="P82">Autenticación del suscriptor: Si un par de claves pública y privada es asociada con una persona determinada, la firma digital atribuye el mensaje a dicha persona. La firma digital no puede ser adulterada, salvo que el suscriptor haya perdido el control de la clave privada.</text:p>
      <text:p text:style-name="P82">Autenticación del mensaje: La firma digital identifica el mensaje firmado, con mayor certeza y precisión que las firmas basadas en papel. La verificación revela cualquier intento de adulteración, desde que la comparación del digesto de mensaje (uno obtenido en el proceso de firma y otro en el proceso de verificación) nos muestra si el mensaje recibido es igual al mensaje firmado.</text:p>
      <text:p text:style-name="P82">Acto afirmativo: La creación de una firma digital requiere que el suscriptor utilice su clave privada. Este acto puede ser considerado como la función formal o ceremonial de alertar al suscriptor acerca de que está realizando una transacción con consecuencias legales.</text:p>
      <text:p text:style-name="P82"><text:soft-page-break/>Eficacia: El proceso de creación y verificación de una firma digital provee un alto grado de certeza acerca de que la firma digital proviene del suscriptor</text:p>
      <text:p text:style-name="P82"/>
      <text:p text:style-name="P85"><text:s/>La firma digital garantiza:</text:p>
      <text:p text:style-name="P85">Autenticidad: la posibilidad técnica de establecer un nexo unívoco entre un documento, mensaje, archivo o firma electrónica y su autor.</text:p>
      <text:p text:style-name="P85">No Repudio: ofrece protección a un usuario frente a que otro usuario niegue posteriormente que en realidad se realizó cierta comunicación. Esta protección se efectúa por medio de una colección de evidencias irrefutables que permitirán la resolución de cualquier disputa. El no repudio de origen protege al receptor de que el emisor niegue haber enviado el mensaje, mientras que el no repudio de recepción protege al emisor de que el receptor niegue haber recibido el mensaje. Las firmas digitales constituyen el mecanismo más empleado para este fin.</text:p>
      <text:p text:style-name="P98"><text:span text:style-name="T3">Confidencialidad: se trata de la seguridad de que los datos que contiene el documento permanecen ocultos a los ojos de terceras personas durante su viaje por el medio desde A a B. Y aquí no entra en juego sólo el papel que realiza la criptografía ocultando los datos, si no también qué se hace con dichos datos una vez han llegado al destinatario de los mismos.</text:span></text:p>
      <text:p text:style-name="P98"><text:span text:style-name="T3"/></text:p>
      <text:p text:style-name="P74">Certificados digitales: X.509 V3 de ITU-T.</text:p>
      <text:p text:style-name="P74">Atributos de certificados digitales: X.520 de ITU-T.</text:p>
      <text:p text:style-name="P74">Lista de Certificados Revocados: X.509 V2 de ITU-T y OCSP V (RFC 2560).</text:p>
      <text:p text:style-name="P74">Infraestructura de Llave Pública: PKIX.</text:p>
      <text:p text:style-name="P74">Directorio de certificados: X.509 V3 y LDAP V2 (RFC 2587).</text:p>
      <text:p text:style-name="P74">Algoritmos de llave pública: RSA (RFC 2313) y DSA.</text:p>
      <text:p text:style-name="P74">Algoritmos de llave secreta/sesión: AES, DES, 3DES, RC2 y RC4.</text:p>
      <text:p text:style-name="P74">Estándar de firmas digitales: FIPS PUB 186-2.</text:p>
      <text:p text:style-name="P76"><text:span text:style-name="T34">Funciones </text:span><text:span text:style-name="T35">hash</text:span><text:span text:style-name="T34">: MD5 (RFC 1321) y SHA-1 (RFC 3174).</text:span></text:p>
      <text:p text:style-name="P75">Email: S/MIME y PEM.</text:p>
      <text:p text:style-name="P74">Tecnología de llaves públicas: PKCS.</text:p>
      <text:p text:style-name="P74">Auditorias de la Autoridad Certificadora: SAS 70 tipo II, CA Web Trust e ISO 17799.</text:p>
      <text:p text:style-name="P74">Conservación de mensajes de datos: NOM 151.</text:p>
      <text:p text:style-name="P74">Reglas de seguridad para EDIFACT: ISO 9735.</text:p>
      <text:p text:style-name="P74">Requerimiento enviado a una Autoridad de Estampas de Tiempo: RFC 3161.</text:p>
      <text:p text:style-name="P73">Certificado de la Infraestructura de la Llave Pública y Lista de Revocación de Certificados: RFC 3280, Internet X.509</text:p>
      <text:p text:style-name="P73">Plan de Administración de Llaves: FIPS-140 Nivel 3 o Common Criteria EAL 4</text:p>
      <text:p text:style-name="P72"><text:soft-page-break/><text:span text:style-name="T3">Declaración de Prácticas de Certificación: RFC 2527 y ETSI 102 0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5z0" style:family="text"/>
    <style:style style:name="WW8Num5z1" style:family="text">
      <style:text-properties style:font-size-complex="11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ootnote_20_anchor" style:display-name="Footnote anchor" style:family="text">
      <style:text-properties style:text-position="super 58%"/>
    </style:style>
    <style:style style:name="WW8Num19z0" style:family="text">
      <style:text-properties style:font-size-complex="11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03T00:37:20.526068180</dc:date>
    <meta:editing-duration>PT18H4M42S</meta:editing-duration>
    <meta:editing-cycles>163</meta:editing-cycles>
    <meta:generator>LibreOffice/5.0.3.2$Linux_X86_64 LibreOffice_project/00m0$Build-2</meta:generator>
    <meta:print-date>2015-11-11T07:44:22.811313167</meta:print-date>
    <meta:printed-by>armin </meta:printed-by>
    <dc:creator>armin </dc:creator>
    <meta:document-statistic meta:table-count="5" meta:image-count="0" meta:object-count="6" meta:page-count="11" meta:paragraph-count="270" meta:word-count="2977" meta:character-count="18472" meta:non-whitespace-character-count="15773"/>
  </office:meta>
</office:document-meta>
</file>

<file path=Object 1/content.xml><?xml version="1.0" encoding="utf-8"?>
<math xmlns="http://www.w3.org/1998/Math/MathML" display="block">
  <semantics>
    <mtable>
      <mtr>
        <mtd>
          <mrow>
            <mrow>
              <mi mathvariant="italic">PF</mi>
              <mo stretchy="false">=</mo>
              <mi mathvariant="italic">Cuenta</mi>
            </mrow>
            <mrow>
              <mi mathvariant="italic">total</mi>
              <mo stretchy="false">∗</mo>
              <mrow>
                <mo fence="true" stretchy="false">(</mo>
                <mrow>
                  <mrow>
                    <mrow>
                      <mi>X</mi>
                      <mo stretchy="false">+</mo>
                      <mi mathvariant="italic">Min</mi>
                    </mrow>
                    <mrow>
                      <mrow>
                        <mo fence="true" stretchy="false">(</mo>
                        <mrow>
                          <mi>Y</mi>
                        </mrow>
                        <mo fence="true" stretchy="false">)</mo>
                      </mrow>
                      <mo stretchy="false">∗</mo>
                      <mrow>
                        <mo stretchy="false">∑</mo>
                        <mi mathvariant="italic">Fi</mi>
                      </mrow>
                    </mrow>
                  </mrow>
                </mrow>
                <mo fence="true" stretchy="false">)</mo>
              </mrow>
            </mrow>
          </mrow>
        </mtd>
      </mtr>
      <mtr>
        <mtd>
          <mrow>
            <mi mathvariant="italic">PF</mi>
            <mo stretchy="false">=</mo>
            <mrow>
              <mn>450</mn>
              <mo stretchy="false">∗</mo>
              <mrow>
                <mo fence="true" stretchy="false">(</mo>
                <mrow>
                  <mrow>
                    <mn>0.65</mn>
                    <mo stretchy="false">+</mo>
                    <mrow>
                      <mn>0.01</mn>
                      <mo stretchy="false">∗</mo>
                      <mn>44</mn>
                    </mrow>
                  </mrow>
                </mrow>
                <mo fence="true" stretchy="false">)</mo>
              </mrow>
            </mrow>
          </mrow>
        </mtd>
      </mtr>
      <mtr>
        <mtd>
          <mrow>
            <mi mathvariant="italic">PF</mi>
            <mo stretchy="false">=</mo>
            <mn>490.5</mn>
          </mrow>
        </mtd>
      </mtr>
    </mtable>
    <annotation encoding="StarMath 5.0">PF = Cuenta total * ( X + Min(Y) * sum Fi ) newline 
PF = 450 * ( 0.65 + 0.01 * 44 ) newline 
PF = 490.5 </annotation>
  </semantics>
</math>
</file>

<file path=Object 2/content.xml><?xml version="1.0" encoding="utf-8"?>
<math xmlns="http://www.w3.org/1998/Math/MathML" display="block">
  <semantics>
    <mtable>
      <mtr>
        <mtd>
          <mrow>
            <msub>
              <mi mathvariant="italic">PF</mi>
              <mi mathvariant="italic">MAX</mi>
            </msub>
            <mo stretchy="false">=</mo>
            <mrow>
              <mn>450</mn>
              <mo stretchy="false">∗</mo>
              <mrow>
                <mo fence="true" stretchy="false">(</mo>
                <mrow>
                  <mrow>
                    <mn>0.65</mn>
                    <mo stretchy="false">+</mo>
                    <mrow>
                      <mn>0.01</mn>
                      <mo stretchy="false">∗</mo>
                      <mn>70</mn>
                    </mrow>
                  </mrow>
                </mrow>
                <mo fence="true" stretchy="false">)</mo>
              </mrow>
            </mrow>
          </mrow>
        </mtd>
      </mtr>
      <mtr>
        <mtd>
          <mrow>
            <msub>
              <mi mathvariant="italic">PF</mi>
              <mi mathvariant="italic">MAX</mi>
            </msub>
            <mo stretchy="false">=</mo>
            <mn>607.5</mn>
          </mrow>
        </mtd>
      </mtr>
    </mtable>
    <annotation encoding="StarMath 5.0">PF_{MAX} = 450 * ( 0.65 + 0.01 * 70 ) newline 
PF_{MAX} = 607.5</annotation>
  </semantics>
</math>
</file>

<file path=Object 3/content.xml><?xml version="1.0" encoding="utf-8"?>
<math xmlns="http://www.w3.org/1998/Math/MathML" display="block">
  <semantics>
    <mtable>
      <mtr>
        <mtd>
          <mrow>
            <mi mathvariant="italic">Funcionalidad</mi>
            <mo stretchy="false">=</mo>
            <mrow>
              <mrow>
                <mo fence="true" stretchy="false">(</mo>
                <mrow>
                  <mfrac>
                    <mn>490.5</mn>
                    <mn>607.5</mn>
                  </mfrac>
                </mrow>
                <mo fence="true" stretchy="false">)</mo>
              </mrow>
              <mo stretchy="false">∗</mo>
              <mn>100</mn>
            </mrow>
          </mrow>
        </mtd>
      </mtr>
      <mtr>
        <mtd>
          <mrow>
            <mrow>
              <mi mathvariant="italic">Funcionalidad</mi>
              <mo stretchy="false">=</mo>
              <mn>80.74</mn>
            </mrow>
            <mtext/>
          </mrow>
        </mtd>
      </mtr>
    </mtable>
    <annotation encoding="StarMath 5.0">Funcionalidad = ( 490.5 over 607.5 ) * 100 newline 
Funcionalidad = 80.74 %</annotation>
  </semantics>
</math>
</file>

<file path=Object 4/content.xml><?xml version="1.0" encoding="utf-8"?>
<math xmlns="http://www.w3.org/1998/Math/MathML" display="block">
  <semantics>
    <mtable>
      <mtr>
        <mtd>
          <mrow>
            <mi mathvariant="italic">Usabilidad</mi>
            <mo stretchy="false">=</mo>
            <mrow>
              <mn>8.04</mn>
              <mo stretchy="false">∗</mo>
              <mn>10</mn>
            </mrow>
          </mrow>
        </mtd>
      </mtr>
      <mtr>
        <mtd>
          <mrow>
            <mrow>
              <mi mathvariant="italic">Usabilidad</mi>
              <mo stretchy="false">=</mo>
              <mn>80.4</mn>
            </mrow>
            <mtext/>
          </mrow>
        </mtd>
      </mtr>
    </mtable>
    <annotation encoding="StarMath 5.0">Usabilidad = 8.04 * 10 newline 
Usabilidad = 80.4 %</annotation>
  </semantics>
</math>
</file>

<file path=Object 5/content.xml><?xml version="1.0" encoding="utf-8"?>
<math xmlns="http://www.w3.org/1998/Math/MathML" display="block">
  <semantics>
    <mrow>
      <mi mathvariant="italic">GP</mi>
      <mo stretchy="false">=</mo>
      <mrow>
        <mn>1</mn>
        <mo stretchy="false">−</mo>
        <mrow>
          <mo fence="true" stretchy="false">(</mo>
          <mrow>
            <mfrac>
              <mi mathvariant="italic">CT</mi>
              <mi mathvariant="italic">CRD</mi>
            </mfrac>
          </mrow>
          <mo fence="true" stretchy="false">)</mo>
        </mrow>
      </mrow>
    </mrow>
    <annotation encoding="StarMath 5.0">GP = 1 - ( CT over CRD )</annotation>
  </semantics>
</math>
</file>

<file path=Object 6/content.xml><?xml version="1.0" encoding="utf-8"?>
<math xmlns="http://www.w3.org/1998/Math/MathML" display="block">
  <semantics>
    <mtable>
      <mtr>
        <mtd>
          <mrow>
            <mi mathvariant="italic">GP</mi>
            <mo stretchy="false">=</mo>
            <mrow>
              <mn>1</mn>
              <mo stretchy="false">−</mo>
              <mrow>
                <mo fence="true" stretchy="false">(</mo>
                <mrow>
                  <mfrac>
                    <mn>20</mn>
                    <mn>9600</mn>
                  </mfrac>
                </mrow>
                <mo fence="true" stretchy="false">)</mo>
              </mrow>
            </mrow>
          </mrow>
        </mtd>
      </mtr>
      <mtr>
        <mtd>
          <mrow>
            <mi mathvariant="italic">GP</mi>
            <mo stretchy="false">=</mo>
            <mn>0.9979</mn>
          </mrow>
        </mtd>
      </mtr>
    </mtable>
    <annotation encoding="StarMath 5.0">GP = 1 - ( 20 over 9600 ) newline 
GP = 0.9979</annotation>
  </semantics>
</math>
</file>